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7.2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9.74pt"/>
    </style:style>
    <style:style style:name="co12" style:family="table-column">
      <style:table-column-properties fo:break-before="auto" style:column-width="7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ld_size</text:p>
          </table:table-cell>
          <table:table-cell office:value-type="string" calcext:value-type="string">
            <text:p>new_size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3.txt</text:p>
          </table:table-cell>
          <table:table-cell office:value-type="float" office:value="106514" calcext:value-type="float">
            <text:p>106514</text:p>
          </table:table-cell>
          <table:table-cell office:value-type="float" office:value="84671" calcext:value-type="float">
            <text:p>84671</text:p>
          </table:table-cell>
          <table:table-cell office:value-type="float" office:value="1813837" calcext:value-type="float">
            <text:p>181383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2.txt</text:p>
          </table:table-cell>
          <table:table-cell office:value-type="float" office:value="106514" calcext:value-type="float">
            <text:p>106514</text:p>
          </table:table-cell>
          <table:table-cell office:value-type="float" office:value="84709" calcext:value-type="float">
            <text:p>84709</text:p>
          </table:table-cell>
          <table:table-cell office:value-type="float" office:value="1814563" calcext:value-type="float">
            <text:p>181456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1.txt</text:p>
          </table:table-cell>
          <table:table-cell office:value-type="float" office:value="106514" calcext:value-type="float">
            <text:p>106514</text:p>
          </table:table-cell>
          <table:table-cell office:value-type="float" office:value="84664" calcext:value-type="float">
            <text:p>84664</text:p>
          </table:table-cell>
          <table:table-cell office:value-type="float" office:value="1813710" calcext:value-type="float">
            <text:p>181371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3_3.txt</text:p>
          </table:table-cell>
          <table:table-cell office:value-type="float" office:value="81933" calcext:value-type="float">
            <text:p>81933</text:p>
          </table:table-cell>
          <table:table-cell office:value-type="float" office:value="65324" calcext:value-type="float">
            <text:p>65324</text:p>
          </table:table-cell>
          <table:table-cell office:value-type="float" office:value="1397090" calcext:value-type="float">
            <text:p>139709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3_2.txt</text:p>
          </table:table-cell>
          <table:table-cell office:value-type="float" office:value="81933" calcext:value-type="float">
            <text:p>81933</text:p>
          </table:table-cell>
          <table:table-cell office:value-type="float" office:value="65378" calcext:value-type="float">
            <text:p>65378</text:p>
          </table:table-cell>
          <table:table-cell office:value-type="float" office:value="1398110" calcext:value-type="float">
            <text:p>139811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3_1.txt</text:p>
          </table:table-cell>
          <table:table-cell office:value-type="float" office:value="81931" calcext:value-type="float">
            <text:p>81931</text:p>
          </table:table-cell>
          <table:table-cell office:value-type="float" office:value="65255" calcext:value-type="float">
            <text:p>65255</text:p>
          </table:table-cell>
          <table:table-cell office:value-type="float" office:value="1395763" calcext:value-type="float">
            <text:p>139576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3.txt</text:p>
          </table:table-cell>
          <table:table-cell office:value-type="float" office:value="65545" calcext:value-type="float">
            <text:p>65545</text:p>
          </table:table-cell>
          <table:table-cell office:value-type="float" office:value="52390" calcext:value-type="float">
            <text:p>52390</text:p>
          </table:table-cell>
          <table:table-cell office:value-type="float" office:value="1118560" calcext:value-type="float">
            <text:p>111856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2.txt</text:p>
          </table:table-cell>
          <table:table-cell office:value-type="float" office:value="65545" calcext:value-type="float">
            <text:p>65545</text:p>
          </table:table-cell>
          <table:table-cell office:value-type="float" office:value="52428" calcext:value-type="float">
            <text:p>52428</text:p>
          </table:table-cell>
          <table:table-cell office:value-type="float" office:value="1119278" calcext:value-type="float">
            <text:p>111927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1.txt</text:p>
          </table:table-cell>
          <table:table-cell office:value-type="float" office:value="65548" calcext:value-type="float">
            <text:p>65548</text:p>
          </table:table-cell>
          <table:table-cell office:value-type="float" office:value="52518" calcext:value-type="float">
            <text:p>52518</text:p>
          </table:table-cell>
          <table:table-cell office:value-type="float" office:value="1121002" calcext:value-type="float">
            <text:p>112100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3_3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33051" calcext:value-type="float">
            <text:p>33051</text:p>
          </table:table-cell>
          <table:table-cell office:value-type="float" office:value="701957" calcext:value-type="float">
            <text:p>70195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3_2.txt</text:p>
          </table:table-cell>
          <table:table-cell office:value-type="float" office:value="40967" calcext:value-type="float">
            <text:p>40967</text:p>
          </table:table-cell>
          <table:table-cell office:value-type="float" office:value="33023" calcext:value-type="float">
            <text:p>33023</text:p>
          </table:table-cell>
          <table:table-cell office:value-type="float" office:value="701441" calcext:value-type="float">
            <text:p>70144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3_1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33037" calcext:value-type="float">
            <text:p>33037</text:p>
          </table:table-cell>
          <table:table-cell office:value-type="float" office:value="701699" calcext:value-type="float">
            <text:p>70169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3_3.txt</text:p>
          </table:table-cell>
          <table:table-cell office:value-type="float" office:value="24581" calcext:value-type="float">
            <text:p>24581</text:p>
          </table:table-cell>
          <table:table-cell office:value-type="float" office:value="20121" calcext:value-type="float">
            <text:p>20121</text:p>
          </table:table-cell>
          <table:table-cell office:value-type="float" office:value="423519" calcext:value-type="float">
            <text:p>42351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3_2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20119" calcext:value-type="float">
            <text:p>20119</text:p>
          </table:table-cell>
          <table:table-cell office:value-type="float" office:value="423479" calcext:value-type="float">
            <text:p>42347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3_1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20115" calcext:value-type="float">
            <text:p>20115</text:p>
          </table:table-cell>
          <table:table-cell office:value-type="float" office:value="423405" calcext:value-type="float">
            <text:p>42340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3_3.txt</text:p>
          </table:table-cell>
          <table:table-cell office:value-type="float" office:value="3006951" calcext:value-type="float">
            <text:p>3006951</text:p>
          </table:table-cell>
          <table:table-cell office:value-type="float" office:value="2372190" calcext:value-type="float">
            <text:p>2372190</text:p>
          </table:table-cell>
          <table:table-cell office:value-type="float" office:value="51077578" calcext:value-type="float">
            <text:p>5107757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3_2.txt</text:p>
          </table:table-cell>
          <table:table-cell office:value-type="float" office:value="3006944" calcext:value-type="float">
            <text:p>3006944</text:p>
          </table:table-cell>
          <table:table-cell office:value-type="float" office:value="2371978" calcext:value-type="float">
            <text:p>2371978</text:p>
          </table:table-cell>
          <table:table-cell office:value-type="float" office:value="51073526" calcext:value-type="float">
            <text:p>5107352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3_1.txt</text:p>
          </table:table-cell>
          <table:table-cell office:value-type="float" office:value="3006939" calcext:value-type="float">
            <text:p>3006939</text:p>
          </table:table-cell>
          <table:table-cell office:value-type="float" office:value="2371946" calcext:value-type="float">
            <text:p>2371946</text:p>
          </table:table-cell>
          <table:table-cell office:value-type="float" office:value="51072912" calcext:value-type="float">
            <text:p>5107291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3_3.txt</text:p>
          </table:table-cell>
          <table:table-cell office:value-type="float" office:value="2007352" calcext:value-type="float">
            <text:p>2007352</text:p>
          </table:table-cell>
          <table:table-cell office:value-type="float" office:value="1583413" calcext:value-type="float">
            <text:p>1583413</text:p>
          </table:table-cell>
          <table:table-cell office:value-type="float" office:value="34091611" calcext:value-type="float">
            <text:p>3409161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3_2.txt</text:p>
          </table:table-cell>
          <table:table-cell office:value-type="float" office:value="2007352" calcext:value-type="float">
            <text:p>2007352</text:p>
          </table:table-cell>
          <table:table-cell office:value-type="float" office:value="1583724" calcext:value-type="float">
            <text:p>1583724</text:p>
          </table:table-cell>
          <table:table-cell office:value-type="float" office:value="34097516" calcext:value-type="float">
            <text:p>3409751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3_1.txt</text:p>
          </table:table-cell>
          <table:table-cell office:value-type="float" office:value="2007361" calcext:value-type="float">
            <text:p>2007361</text:p>
          </table:table-cell>
          <table:table-cell office:value-type="float" office:value="1583371" calcext:value-type="float">
            <text:p>1583371</text:p>
          </table:table-cell>
          <table:table-cell office:value-type="float" office:value="34090833" calcext:value-type="float">
            <text:p>3409083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3_3.txt</text:p>
          </table:table-cell>
          <table:table-cell office:value-type="float" office:value="1007779" calcext:value-type="float">
            <text:p>1007779</text:p>
          </table:table-cell>
          <table:table-cell office:value-type="float" office:value="795358" calcext:value-type="float">
            <text:p>795358</text:p>
          </table:table-cell>
          <table:table-cell office:value-type="float" office:value="17119426" calcext:value-type="float">
            <text:p>1711942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3_2.txt</text:p>
          </table:table-cell>
          <table:table-cell office:value-type="float" office:value="1007782" calcext:value-type="float">
            <text:p>1007782</text:p>
          </table:table-cell>
          <table:table-cell office:value-type="float" office:value="795353" calcext:value-type="float">
            <text:p>795353</text:p>
          </table:table-cell>
          <table:table-cell office:value-type="float" office:value="17119335" calcext:value-type="float">
            <text:p>1711933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3_1.txt</text:p>
          </table:table-cell>
          <table:table-cell office:value-type="float" office:value="1007783" calcext:value-type="float">
            <text:p>1007783</text:p>
          </table:table-cell>
          <table:table-cell office:value-type="float" office:value="795416" calcext:value-type="float">
            <text:p>795416</text:p>
          </table:table-cell>
          <table:table-cell office:value-type="float" office:value="17120528" calcext:value-type="float">
            <text:p>1712052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3.txt</text:p>
          </table:table-cell>
          <table:table-cell office:value-type="float" office:value="106516" calcext:value-type="float">
            <text:p>106516</text:p>
          </table:table-cell>
          <table:table-cell office:value-type="float" office:value="77246" calcext:value-type="float">
            <text:p>77246</text:p>
          </table:table-cell>
          <table:table-cell office:value-type="float" office:value="1674346" calcext:value-type="float">
            <text:p>167434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2.txt</text:p>
          </table:table-cell>
          <table:table-cell office:value-type="float" office:value="106512" calcext:value-type="float">
            <text:p>106512</text:p>
          </table:table-cell>
          <table:table-cell office:value-type="float" office:value="77237" calcext:value-type="float">
            <text:p>77237</text:p>
          </table:table-cell>
          <table:table-cell office:value-type="float" office:value="1674165" calcext:value-type="float">
            <text:p>167416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1.txt</text:p>
          </table:table-cell>
          <table:table-cell office:value-type="float" office:value="106516" calcext:value-type="float">
            <text:p>106516</text:p>
          </table:table-cell>
          <table:table-cell office:value-type="float" office:value="77173" calcext:value-type="float">
            <text:p>77173</text:p>
          </table:table-cell>
          <table:table-cell office:value-type="float" office:value="1672955" calcext:value-type="float">
            <text:p>167295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3.txt</text:p>
          </table:table-cell>
          <table:table-cell office:value-type="float" office:value="81932" calcext:value-type="float">
            <text:p>81932</text:p>
          </table:table-cell>
          <table:table-cell office:value-type="float" office:value="59523" calcext:value-type="float">
            <text:p>59523</text:p>
          </table:table-cell>
          <table:table-cell office:value-type="float" office:value="1288431" calcext:value-type="float">
            <text:p>128843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2.txt</text:p>
          </table:table-cell>
          <table:table-cell office:value-type="float" office:value="81932" calcext:value-type="float">
            <text:p>81932</text:p>
          </table:table-cell>
          <table:table-cell office:value-type="float" office:value="59537" calcext:value-type="float">
            <text:p>59537</text:p>
          </table:table-cell>
          <table:table-cell office:value-type="float" office:value="1288699" calcext:value-type="float">
            <text:p>128869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1.txt</text:p>
          </table:table-cell>
          <table:table-cell office:value-type="float" office:value="81934" calcext:value-type="float">
            <text:p>81934</text:p>
          </table:table-cell>
          <table:table-cell office:value-type="float" office:value="59498" calcext:value-type="float">
            <text:p>59498</text:p>
          </table:table-cell>
          <table:table-cell office:value-type="float" office:value="1287960" calcext:value-type="float">
            <text:p>128796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3.txt</text:p>
          </table:table-cell>
          <table:table-cell office:value-type="float" office:value="65548" calcext:value-type="float">
            <text:p>65548</text:p>
          </table:table-cell>
          <table:table-cell office:value-type="float" office:value="47789" calcext:value-type="float">
            <text:p>47789</text:p>
          </table:table-cell>
          <table:table-cell office:value-type="float" office:value="1032725" calcext:value-type="float">
            <text:p>103272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2.txt</text:p>
          </table:table-cell>
          <table:table-cell office:value-type="float" office:value="65547" calcext:value-type="float">
            <text:p>65547</text:p>
          </table:table-cell>
          <table:table-cell office:value-type="float" office:value="47745" calcext:value-type="float">
            <text:p>47745</text:p>
          </table:table-cell>
          <table:table-cell office:value-type="float" office:value="1031887" calcext:value-type="float">
            <text:p>103188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1.txt</text:p>
          </table:table-cell>
          <table:table-cell office:value-type="float" office:value="65547" calcext:value-type="float">
            <text:p>65547</text:p>
          </table:table-cell>
          <table:table-cell office:value-type="float" office:value="47723" calcext:value-type="float">
            <text:p>47723</text:p>
          </table:table-cell>
          <table:table-cell office:value-type="float" office:value="1031461" calcext:value-type="float">
            <text:p>103146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2_3.txt</text:p>
          </table:table-cell>
          <table:table-cell office:value-type="float" office:value="40967" calcext:value-type="float">
            <text:p>40967</text:p>
          </table:table-cell>
          <table:table-cell office:value-type="float" office:value="30061" calcext:value-type="float">
            <text:p>30061</text:p>
          </table:table-cell>
          <table:table-cell office:value-type="float" office:value="646731" calcext:value-type="float">
            <text:p>64673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2_2.txt</text:p>
          </table:table-cell>
          <table:table-cell office:value-type="float" office:value="40967" calcext:value-type="float">
            <text:p>40967</text:p>
          </table:table-cell>
          <table:table-cell office:value-type="float" office:value="30092" calcext:value-type="float">
            <text:p>30092</text:p>
          </table:table-cell>
          <table:table-cell office:value-type="float" office:value="647318" calcext:value-type="float">
            <text:p>64731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2_1.txt</text:p>
          </table:table-cell>
          <table:table-cell office:value-type="float" office:value="40967" calcext:value-type="float">
            <text:p>40967</text:p>
          </table:table-cell>
          <table:table-cell office:value-type="float" office:value="30078" calcext:value-type="float">
            <text:p>30078</text:p>
          </table:table-cell>
          <table:table-cell office:value-type="float" office:value="647052" calcext:value-type="float">
            <text:p>64705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2_3.txt</text:p>
          </table:table-cell>
          <table:table-cell office:value-type="float" office:value="24582" calcext:value-type="float">
            <text:p>24582</text:p>
          </table:table-cell>
          <table:table-cell office:value-type="float" office:value="18270" calcext:value-type="float">
            <text:p>18270</text:p>
          </table:table-cell>
          <table:table-cell office:value-type="float" office:value="389934" calcext:value-type="float">
            <text:p>38993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2_2.txt</text:p>
          </table:table-cell>
          <table:table-cell office:value-type="float" office:value="24580" calcext:value-type="float">
            <text:p>24580</text:p>
          </table:table-cell>
          <table:table-cell office:value-type="float" office:value="18294" calcext:value-type="float">
            <text:p>18294</text:p>
          </table:table-cell>
          <table:table-cell office:value-type="float" office:value="390390" calcext:value-type="float">
            <text:p>39039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2_1.txt</text:p>
          </table:table-cell>
          <table:table-cell office:value-type="float" office:value="24580" calcext:value-type="float">
            <text:p>24580</text:p>
          </table:table-cell>
          <table:table-cell office:value-type="float" office:value="18302" calcext:value-type="float">
            <text:p>18302</text:p>
          </table:table-cell>
          <table:table-cell office:value-type="float" office:value="390538" calcext:value-type="float">
            <text:p>39053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2_3.txt</text:p>
          </table:table-cell>
          <table:table-cell office:value-type="float" office:value="3006942" calcext:value-type="float">
            <text:p>3006942</text:p>
          </table:table-cell>
          <table:table-cell office:value-type="float" office:value="2164583" calcext:value-type="float">
            <text:p>2164583</text:p>
          </table:table-cell>
          <table:table-cell office:value-type="float" office:value="47134601" calcext:value-type="float">
            <text:p>4713460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2_2.txt</text:p>
          </table:table-cell>
          <table:table-cell office:value-type="float" office:value="3006955" calcext:value-type="float">
            <text:p>3006955</text:p>
          </table:table-cell>
          <table:table-cell office:value-type="float" office:value="2165370" calcext:value-type="float">
            <text:p>2165370</text:p>
          </table:table-cell>
          <table:table-cell office:value-type="float" office:value="47149578" calcext:value-type="float">
            <text:p>4714957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2_1.txt</text:p>
          </table:table-cell>
          <table:table-cell office:value-type="float" office:value="3006963" calcext:value-type="float">
            <text:p>3006963</text:p>
          </table:table-cell>
          <table:table-cell office:value-type="float" office:value="2164966" calcext:value-type="float">
            <text:p>2164966</text:p>
          </table:table-cell>
          <table:table-cell office:value-type="float" office:value="47141918" calcext:value-type="float">
            <text:p>4714191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2_3.txt</text:p>
          </table:table-cell>
          <table:table-cell office:value-type="float" office:value="2007366" calcext:value-type="float">
            <text:p>2007366</text:p>
          </table:table-cell>
          <table:table-cell office:value-type="float" office:value="1445246" calcext:value-type="float">
            <text:p>1445246</text:p>
          </table:table-cell>
          <table:table-cell office:value-type="float" office:value="31468034" calcext:value-type="float">
            <text:p>3146803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2_2.txt</text:p>
          </table:table-cell>
          <table:table-cell office:value-type="float" office:value="2007382" calcext:value-type="float">
            <text:p>2007382</text:p>
          </table:table-cell>
          <table:table-cell office:value-type="float" office:value="1445284" calcext:value-type="float">
            <text:p>1445284</text:p>
          </table:table-cell>
          <table:table-cell office:value-type="float" office:value="31468800" calcext:value-type="float">
            <text:p>3146880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2_1.txt</text:p>
          </table:table-cell>
          <table:table-cell office:value-type="float" office:value="2007357" calcext:value-type="float">
            <text:p>2007357</text:p>
          </table:table-cell>
          <table:table-cell office:value-type="float" office:value="1445210" calcext:value-type="float">
            <text:p>1445210</text:p>
          </table:table-cell>
          <table:table-cell office:value-type="float" office:value="31467332" calcext:value-type="float">
            <text:p>3146733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2_3.txt</text:p>
          </table:table-cell>
          <table:table-cell office:value-type="float" office:value="1007787" calcext:value-type="float">
            <text:p>1007787</text:p>
          </table:table-cell>
          <table:table-cell office:value-type="float" office:value="725661" calcext:value-type="float">
            <text:p>725661</text:p>
          </table:table-cell>
          <table:table-cell office:value-type="float" office:value="15796771" calcext:value-type="float">
            <text:p>1579677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2_2.txt</text:p>
          </table:table-cell>
          <table:table-cell office:value-type="float" office:value="1007775" calcext:value-type="float">
            <text:p>1007775</text:p>
          </table:table-cell>
          <table:table-cell office:value-type="float" office:value="725772" calcext:value-type="float">
            <text:p>725772</text:p>
          </table:table-cell>
          <table:table-cell office:value-type="float" office:value="15798860" calcext:value-type="float">
            <text:p>1579886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2_1.txt</text:p>
          </table:table-cell>
          <table:table-cell office:value-type="float" office:value="1007779" calcext:value-type="float">
            <text:p>1007779</text:p>
          </table:table-cell>
          <table:table-cell office:value-type="float" office:value="726032" calcext:value-type="float">
            <text:p>726032</text:p>
          </table:table-cell>
          <table:table-cell office:value-type="float" office:value="15803806" calcext:value-type="float">
            <text:p>1580380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1_3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721" calcext:value-type="float">
            <text:p>77721</text:p>
          </table:table-cell>
          <table:table-cell office:value-type="float" office:value="1686541" calcext:value-type="float">
            <text:p>168654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1_2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723" calcext:value-type="float">
            <text:p>77723</text:p>
          </table:table-cell>
          <table:table-cell office:value-type="float" office:value="1686579" calcext:value-type="float">
            <text:p>168657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1_1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718" calcext:value-type="float">
            <text:p>77718</text:p>
          </table:table-cell>
          <table:table-cell office:value-type="float" office:value="1686494" calcext:value-type="float">
            <text:p>168649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1_3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849" calcext:value-type="float">
            <text:p>59849</text:p>
          </table:table-cell>
          <table:table-cell office:value-type="float" office:value="1297827" calcext:value-type="float">
            <text:p>129782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1_2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854" calcext:value-type="float">
            <text:p>59854</text:p>
          </table:table-cell>
          <table:table-cell office:value-type="float" office:value="1297924" calcext:value-type="float">
            <text:p>129792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1_1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848" calcext:value-type="float">
            <text:p>59848</text:p>
          </table:table-cell>
          <table:table-cell office:value-type="float" office:value="1297806" calcext:value-type="float">
            <text:p>129780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1_3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938" calcext:value-type="float">
            <text:p>47938</text:p>
          </table:table-cell>
          <table:table-cell office:value-type="float" office:value="1038746" calcext:value-type="float">
            <text:p>103874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1_2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940" calcext:value-type="float">
            <text:p>47940</text:p>
          </table:table-cell>
          <table:table-cell office:value-type="float" office:value="1038778" calcext:value-type="float">
            <text:p>103877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1_1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938" calcext:value-type="float">
            <text:p>47938</text:p>
          </table:table-cell>
          <table:table-cell office:value-type="float" office:value="1038742" calcext:value-type="float">
            <text:p>103874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1_3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68" calcext:value-type="float">
            <text:p>30068</text:p>
          </table:table-cell>
          <table:table-cell office:value-type="float" office:value="650050" calcext:value-type="float">
            <text:p>65005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1_2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70" calcext:value-type="float">
            <text:p>30070</text:p>
          </table:table-cell>
          <table:table-cell office:value-type="float" office:value="650098" calcext:value-type="float">
            <text:p>65009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1_1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70" calcext:value-type="float">
            <text:p>30070</text:p>
          </table:table-cell>
          <table:table-cell office:value-type="float" office:value="650088" calcext:value-type="float">
            <text:p>65008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1_3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49" calcext:value-type="float">
            <text:p>18149</text:p>
          </table:table-cell>
          <table:table-cell office:value-type="float" office:value="390819" calcext:value-type="float">
            <text:p>39081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1_2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51" calcext:value-type="float">
            <text:p>18151</text:p>
          </table:table-cell>
          <table:table-cell office:value-type="float" office:value="390865" calcext:value-type="float">
            <text:p>39086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1_1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60" calcext:value-type="float">
            <text:p>18160</text:p>
          </table:table-cell>
          <table:table-cell office:value-type="float" office:value="391026" calcext:value-type="float">
            <text:p>39102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1_3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949" calcext:value-type="float">
            <text:p>2185949</text:p>
          </table:table-cell>
          <table:table-cell office:value-type="float" office:value="47543521" calcext:value-type="float">
            <text:p>4754352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1_2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915" calcext:value-type="float">
            <text:p>2185915</text:p>
          </table:table-cell>
          <table:table-cell office:value-type="float" office:value="47542877" calcext:value-type="float">
            <text:p>4754287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1_1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913" calcext:value-type="float">
            <text:p>2185913</text:p>
          </table:table-cell>
          <table:table-cell office:value-type="float" office:value="47542847" calcext:value-type="float">
            <text:p>4754284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1_3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9371" calcext:value-type="float">
            <text:p>1459371</text:p>
          </table:table-cell>
          <table:table-cell office:value-type="float" office:value="31739445" calcext:value-type="float">
            <text:p>3173944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1_2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9361" calcext:value-type="float">
            <text:p>1459361</text:p>
          </table:table-cell>
          <table:table-cell office:value-type="float" office:value="31739267" calcext:value-type="float">
            <text:p>3173926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1_1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9376" calcext:value-type="float">
            <text:p>1459376</text:p>
          </table:table-cell>
          <table:table-cell office:value-type="float" office:value="31739548" calcext:value-type="float">
            <text:p>3173954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1_3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826" calcext:value-type="float">
            <text:p>732826</text:p>
          </table:table-cell>
          <table:table-cell office:value-type="float" office:value="15936010" calcext:value-type="float">
            <text:p>1593601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1_2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819" calcext:value-type="float">
            <text:p>732819</text:p>
          </table:table-cell>
          <table:table-cell office:value-type="float" office:value="15935873" calcext:value-type="float">
            <text:p>1593587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1_1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834" calcext:value-type="float">
            <text:p>732834</text:p>
          </table:table-cell>
          <table:table-cell office:value-type="float" office:value="15936160" calcext:value-type="float">
            <text:p>1593616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3.txt</text:p>
          </table:table-cell>
          <table:table-cell office:value-type="float" office:value="106514" calcext:value-type="float">
            <text:p>106514</text:p>
          </table:table-cell>
          <table:table-cell office:value-type="float" office:value="83607" calcext:value-type="float">
            <text:p>83607</text:p>
          </table:table-cell>
          <table:table-cell office:value-type="float" office:value="1791747" calcext:value-type="float">
            <text:p>179174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2.txt</text:p>
          </table:table-cell>
          <table:table-cell office:value-type="float" office:value="106514" calcext:value-type="float">
            <text:p>106514</text:p>
          </table:table-cell>
          <table:table-cell office:value-type="float" office:value="83639" calcext:value-type="float">
            <text:p>83639</text:p>
          </table:table-cell>
          <table:table-cell office:value-type="float" office:value="1792353" calcext:value-type="float">
            <text:p>179235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1.txt</text:p>
          </table:table-cell>
          <table:table-cell office:value-type="float" office:value="106514" calcext:value-type="float">
            <text:p>106514</text:p>
          </table:table-cell>
          <table:table-cell office:value-type="float" office:value="83588" calcext:value-type="float">
            <text:p>83588</text:p>
          </table:table-cell>
          <table:table-cell office:value-type="float" office:value="1791380" calcext:value-type="float">
            <text:p>179138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3_3.txt</text:p>
          </table:table-cell>
          <table:table-cell office:value-type="float" office:value="81933" calcext:value-type="float">
            <text:p>81933</text:p>
          </table:table-cell>
          <table:table-cell office:value-type="float" office:value="64515" calcext:value-type="float">
            <text:p>64515</text:p>
          </table:table-cell>
          <table:table-cell office:value-type="float" office:value="1379839" calcext:value-type="float">
            <text:p>137983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3_2.txt</text:p>
          </table:table-cell>
          <table:table-cell office:value-type="float" office:value="81933" calcext:value-type="float">
            <text:p>81933</text:p>
          </table:table-cell>
          <table:table-cell office:value-type="float" office:value="64579" calcext:value-type="float">
            <text:p>64579</text:p>
          </table:table-cell>
          <table:table-cell office:value-type="float" office:value="1381045" calcext:value-type="float">
            <text:p>138104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3_1.txt</text:p>
          </table:table-cell>
          <table:table-cell office:value-type="float" office:value="81931" calcext:value-type="float">
            <text:p>81931</text:p>
          </table:table-cell>
          <table:table-cell office:value-type="float" office:value="64434" calcext:value-type="float">
            <text:p>64434</text:p>
          </table:table-cell>
          <table:table-cell office:value-type="float" office:value="1378294" calcext:value-type="float">
            <text:p>137829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3.txt</text:p>
          </table:table-cell>
          <table:table-cell office:value-type="float" office:value="65545" calcext:value-type="float">
            <text:p>65545</text:p>
          </table:table-cell>
          <table:table-cell office:value-type="float" office:value="51728" calcext:value-type="float">
            <text:p>51728</text:p>
          </table:table-cell>
          <table:table-cell office:value-type="float" office:value="1104110" calcext:value-type="float">
            <text:p>110411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2.txt</text:p>
          </table:table-cell>
          <table:table-cell office:value-type="float" office:value="65545" calcext:value-type="float">
            <text:p>65545</text:p>
          </table:table-cell>
          <table:table-cell office:value-type="float" office:value="51798" calcext:value-type="float">
            <text:p>51798</text:p>
          </table:table-cell>
          <table:table-cell office:value-type="float" office:value="1105440" calcext:value-type="float">
            <text:p>110544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1.txt</text:p>
          </table:table-cell>
          <table:table-cell office:value-type="float" office:value="65548" calcext:value-type="float">
            <text:p>65548</text:p>
          </table:table-cell>
          <table:table-cell office:value-type="float" office:value="51871" calcext:value-type="float">
            <text:p>51871</text:p>
          </table:table-cell>
          <table:table-cell office:value-type="float" office:value="1106833" calcext:value-type="float">
            <text:p>110683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3_3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32633" calcext:value-type="float">
            <text:p>32633</text:p>
          </table:table-cell>
          <table:table-cell office:value-type="float" office:value="692145" calcext:value-type="float">
            <text:p>69214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3_2.txt</text:p>
          </table:table-cell>
          <table:table-cell office:value-type="float" office:value="40967" calcext:value-type="float">
            <text:p>40967</text:p>
          </table:table-cell>
          <table:table-cell office:value-type="float" office:value="32593" calcext:value-type="float">
            <text:p>32593</text:p>
          </table:table-cell>
          <table:table-cell office:value-type="float" office:value="691377" calcext:value-type="float">
            <text:p>69137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3_1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32615" calcext:value-type="float">
            <text:p>32615</text:p>
          </table:table-cell>
          <table:table-cell office:value-type="float" office:value="691797" calcext:value-type="float">
            <text:p>69179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3_3.txt</text:p>
          </table:table-cell>
          <table:table-cell office:value-type="float" office:value="24581" calcext:value-type="float">
            <text:p>24581</text:p>
          </table:table-cell>
          <table:table-cell office:value-type="float" office:value="19871" calcext:value-type="float">
            <text:p>19871</text:p>
          </table:table-cell>
          <table:table-cell office:value-type="float" office:value="416893" calcext:value-type="float">
            <text:p>41689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3_2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9869" calcext:value-type="float">
            <text:p>19869</text:p>
          </table:table-cell>
          <table:table-cell office:value-type="float" office:value="416853" calcext:value-type="float">
            <text:p>41685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3_1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9863" calcext:value-type="float">
            <text:p>19863</text:p>
          </table:table-cell>
          <table:table-cell office:value-type="float" office:value="416735" calcext:value-type="float">
            <text:p>41673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3_3.txt</text:p>
          </table:table-cell>
          <table:table-cell office:value-type="float" office:value="3006951" calcext:value-type="float">
            <text:p>3006951</text:p>
          </table:table-cell>
          <table:table-cell office:value-type="float" office:value="2343700" calcext:value-type="float">
            <text:p>2343700</text:p>
          </table:table-cell>
          <table:table-cell office:value-type="float" office:value="50534390" calcext:value-type="float">
            <text:p>5053439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3_2.txt</text:p>
          </table:table-cell>
          <table:table-cell office:value-type="float" office:value="3006944" calcext:value-type="float">
            <text:p>3006944</text:p>
          </table:table-cell>
          <table:table-cell office:value-type="float" office:value="2343485" calcext:value-type="float">
            <text:p>2343485</text:p>
          </table:table-cell>
          <table:table-cell office:value-type="float" office:value="50530289" calcext:value-type="float">
            <text:p>5053028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3_1.txt</text:p>
          </table:table-cell>
          <table:table-cell office:value-type="float" office:value="3006939" calcext:value-type="float">
            <text:p>3006939</text:p>
          </table:table-cell>
          <table:table-cell office:value-type="float" office:value="2343508" calcext:value-type="float">
            <text:p>2343508</text:p>
          </table:table-cell>
          <table:table-cell office:value-type="float" office:value="50530706" calcext:value-type="float">
            <text:p>5053070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3_3.txt</text:p>
          </table:table-cell>
          <table:table-cell office:value-type="float" office:value="2007352" calcext:value-type="float">
            <text:p>2007352</text:p>
          </table:table-cell>
          <table:table-cell office:value-type="float" office:value="1564201" calcext:value-type="float">
            <text:p>1564201</text:p>
          </table:table-cell>
          <table:table-cell office:value-type="float" office:value="33724713" calcext:value-type="float">
            <text:p>3372471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3_2.txt</text:p>
          </table:table-cell>
          <table:table-cell office:value-type="float" office:value="2007352" calcext:value-type="float">
            <text:p>2007352</text:p>
          </table:table-cell>
          <table:table-cell office:value-type="float" office:value="1564587" calcext:value-type="float">
            <text:p>1564587</text:p>
          </table:table-cell>
          <table:table-cell office:value-type="float" office:value="33732047" calcext:value-type="float">
            <text:p>3373204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3_1.txt</text:p>
          </table:table-cell>
          <table:table-cell office:value-type="float" office:value="2007361" calcext:value-type="float">
            <text:p>2007361</text:p>
          </table:table-cell>
          <table:table-cell office:value-type="float" office:value="1564306" calcext:value-type="float">
            <text:p>1564306</text:p>
          </table:table-cell>
          <table:table-cell office:value-type="float" office:value="33726718" calcext:value-type="float">
            <text:p>3372671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3_3.txt</text:p>
          </table:table-cell>
          <table:table-cell office:value-type="float" office:value="1007779" calcext:value-type="float">
            <text:p>1007779</text:p>
          </table:table-cell>
          <table:table-cell office:value-type="float" office:value="785689" calcext:value-type="float">
            <text:p>785689</text:p>
          </table:table-cell>
          <table:table-cell office:value-type="float" office:value="16933829" calcext:value-type="float">
            <text:p>1693382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3_2.txt</text:p>
          </table:table-cell>
          <table:table-cell office:value-type="float" office:value="1007782" calcext:value-type="float">
            <text:p>1007782</text:p>
          </table:table-cell>
          <table:table-cell office:value-type="float" office:value="785667" calcext:value-type="float">
            <text:p>785667</text:p>
          </table:table-cell>
          <table:table-cell office:value-type="float" office:value="16933425" calcext:value-type="float">
            <text:p>1693342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3_1.txt</text:p>
          </table:table-cell>
          <table:table-cell office:value-type="float" office:value="1007783" calcext:value-type="float">
            <text:p>1007783</text:p>
          </table:table-cell>
          <table:table-cell office:value-type="float" office:value="785779" calcext:value-type="float">
            <text:p>785779</text:p>
          </table:table-cell>
          <table:table-cell office:value-type="float" office:value="16935545" calcext:value-type="float">
            <text:p>1693554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3.txt</text:p>
          </table:table-cell>
          <table:table-cell office:value-type="float" office:value="106516" calcext:value-type="float">
            <text:p>106516</text:p>
          </table:table-cell>
          <table:table-cell office:value-type="float" office:value="76994" calcext:value-type="float">
            <text:p>76994</text:p>
          </table:table-cell>
          <table:table-cell office:value-type="float" office:value="1668122" calcext:value-type="float">
            <text:p>166812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2.txt</text:p>
          </table:table-cell>
          <table:table-cell office:value-type="float" office:value="106512" calcext:value-type="float">
            <text:p>106512</text:p>
          </table:table-cell>
          <table:table-cell office:value-type="float" office:value="76985" calcext:value-type="float">
            <text:p>76985</text:p>
          </table:table-cell>
          <table:table-cell office:value-type="float" office:value="1667935" calcext:value-type="float">
            <text:p>166793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1.txt</text:p>
          </table:table-cell>
          <table:table-cell office:value-type="float" office:value="106516" calcext:value-type="float">
            <text:p>106516</text:p>
          </table:table-cell>
          <table:table-cell office:value-type="float" office:value="76931" calcext:value-type="float">
            <text:p>76931</text:p>
          </table:table-cell>
          <table:table-cell office:value-type="float" office:value="1666913" calcext:value-type="float">
            <text:p>166691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3.txt</text:p>
          </table:table-cell>
          <table:table-cell office:value-type="float" office:value="81932" calcext:value-type="float">
            <text:p>81932</text:p>
          </table:table-cell>
          <table:table-cell office:value-type="float" office:value="59339" calcext:value-type="float">
            <text:p>59339</text:p>
          </table:table-cell>
          <table:table-cell office:value-type="float" office:value="1283497" calcext:value-type="float">
            <text:p>128349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2.txt</text:p>
          </table:table-cell>
          <table:table-cell office:value-type="float" office:value="81932" calcext:value-type="float">
            <text:p>81932</text:p>
          </table:table-cell>
          <table:table-cell office:value-type="float" office:value="59333" calcext:value-type="float">
            <text:p>59333</text:p>
          </table:table-cell>
          <table:table-cell office:value-type="float" office:value="1283383" calcext:value-type="float">
            <text:p>128338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1.txt</text:p>
          </table:table-cell>
          <table:table-cell office:value-type="float" office:value="81934" calcext:value-type="float">
            <text:p>81934</text:p>
          </table:table-cell>
          <table:table-cell office:value-type="float" office:value="59311" calcext:value-type="float">
            <text:p>59311</text:p>
          </table:table-cell>
          <table:table-cell office:value-type="float" office:value="1282973" calcext:value-type="float">
            <text:p>128297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3.txt</text:p>
          </table:table-cell>
          <table:table-cell office:value-type="float" office:value="65548" calcext:value-type="float">
            <text:p>65548</text:p>
          </table:table-cell>
          <table:table-cell office:value-type="float" office:value="47622" calcext:value-type="float">
            <text:p>47622</text:p>
          </table:table-cell>
          <table:table-cell office:value-type="float" office:value="1028120" calcext:value-type="float">
            <text:p>102812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2.txt</text:p>
          </table:table-cell>
          <table:table-cell office:value-type="float" office:value="65547" calcext:value-type="float">
            <text:p>65547</text:p>
          </table:table-cell>
          <table:table-cell office:value-type="float" office:value="47585" calcext:value-type="float">
            <text:p>47585</text:p>
          </table:table-cell>
          <table:table-cell office:value-type="float" office:value="1027401" calcext:value-type="float">
            <text:p>102740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1.txt</text:p>
          </table:table-cell>
          <table:table-cell office:value-type="float" office:value="65547" calcext:value-type="float">
            <text:p>65547</text:p>
          </table:table-cell>
          <table:table-cell office:value-type="float" office:value="47562" calcext:value-type="float">
            <text:p>47562</text:p>
          </table:table-cell>
          <table:table-cell office:value-type="float" office:value="1026974" calcext:value-type="float">
            <text:p>102697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2_3.txt</text:p>
          </table:table-cell>
          <table:table-cell office:value-type="float" office:value="40967" calcext:value-type="float">
            <text:p>40967</text:p>
          </table:table-cell>
          <table:table-cell office:value-type="float" office:value="29923" calcext:value-type="float">
            <text:p>29923</text:p>
          </table:table-cell>
          <table:table-cell office:value-type="float" office:value="642677" calcext:value-type="float">
            <text:p>64267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2_2.txt</text:p>
          </table:table-cell>
          <table:table-cell office:value-type="float" office:value="40967" calcext:value-type="float">
            <text:p>40967</text:p>
          </table:table-cell>
          <table:table-cell office:value-type="float" office:value="29983" calcext:value-type="float">
            <text:p>29983</text:p>
          </table:table-cell>
          <table:table-cell office:value-type="float" office:value="643815" calcext:value-type="float">
            <text:p>64381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2_1.txt</text:p>
          </table:table-cell>
          <table:table-cell office:value-type="float" office:value="40967" calcext:value-type="float">
            <text:p>40967</text:p>
          </table:table-cell>
          <table:table-cell office:value-type="float" office:value="29963" calcext:value-type="float">
            <text:p>29963</text:p>
          </table:table-cell>
          <table:table-cell office:value-type="float" office:value="643437" calcext:value-type="float">
            <text:p>64343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2_3.txt</text:p>
          </table:table-cell>
          <table:table-cell office:value-type="float" office:value="24582" calcext:value-type="float">
            <text:p>24582</text:p>
          </table:table-cell>
          <table:table-cell office:value-type="float" office:value="18194" calcext:value-type="float">
            <text:p>18194</text:p>
          </table:table-cell>
          <table:table-cell office:value-type="float" office:value="387048" calcext:value-type="float">
            <text:p>38704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2_2.txt</text:p>
          </table:table-cell>
          <table:table-cell office:value-type="float" office:value="24580" calcext:value-type="float">
            <text:p>24580</text:p>
          </table:table-cell>
          <table:table-cell office:value-type="float" office:value="18204" calcext:value-type="float">
            <text:p>18204</text:p>
          </table:table-cell>
          <table:table-cell office:value-type="float" office:value="387236" calcext:value-type="float">
            <text:p>38723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2_1.txt</text:p>
          </table:table-cell>
          <table:table-cell office:value-type="float" office:value="24580" calcext:value-type="float">
            <text:p>24580</text:p>
          </table:table-cell>
          <table:table-cell office:value-type="float" office:value="18212" calcext:value-type="float">
            <text:p>18212</text:p>
          </table:table-cell>
          <table:table-cell office:value-type="float" office:value="387382" calcext:value-type="float">
            <text:p>38738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2_3.txt</text:p>
          </table:table-cell>
          <table:table-cell office:value-type="float" office:value="3006942" calcext:value-type="float">
            <text:p>3006942</text:p>
          </table:table-cell>
          <table:table-cell office:value-type="float" office:value="2159863" calcext:value-type="float">
            <text:p>2159863</text:p>
          </table:table-cell>
          <table:table-cell office:value-type="float" office:value="47043487" calcext:value-type="float">
            <text:p>4704348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2_2.txt</text:p>
          </table:table-cell>
          <table:table-cell office:value-type="float" office:value="3006955" calcext:value-type="float">
            <text:p>3006955</text:p>
          </table:table-cell>
          <table:table-cell office:value-type="float" office:value="2160578" calcext:value-type="float">
            <text:p>2160578</text:p>
          </table:table-cell>
          <table:table-cell office:value-type="float" office:value="47057098" calcext:value-type="float">
            <text:p>4705709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2_1.txt</text:p>
          </table:table-cell>
          <table:table-cell office:value-type="float" office:value="3006963" calcext:value-type="float">
            <text:p>3006963</text:p>
          </table:table-cell>
          <table:table-cell office:value-type="float" office:value="2160181" calcext:value-type="float">
            <text:p>2160181</text:p>
          </table:table-cell>
          <table:table-cell office:value-type="float" office:value="47049565" calcext:value-type="float">
            <text:p>4704956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2_3.txt</text:p>
          </table:table-cell>
          <table:table-cell office:value-type="float" office:value="2007366" calcext:value-type="float">
            <text:p>2007366</text:p>
          </table:table-cell>
          <table:table-cell office:value-type="float" office:value="1441951" calcext:value-type="float">
            <text:p>1441951</text:p>
          </table:table-cell>
          <table:table-cell office:value-type="float" office:value="31404001" calcext:value-type="float">
            <text:p>3140400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2_2.txt</text:p>
          </table:table-cell>
          <table:table-cell office:value-type="float" office:value="2007382" calcext:value-type="float">
            <text:p>2007382</text:p>
          </table:table-cell>
          <table:table-cell office:value-type="float" office:value="1442037" calcext:value-type="float">
            <text:p>1442037</text:p>
          </table:table-cell>
          <table:table-cell office:value-type="float" office:value="31405665" calcext:value-type="float">
            <text:p>3140566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2_1.txt</text:p>
          </table:table-cell>
          <table:table-cell office:value-type="float" office:value="2007357" calcext:value-type="float">
            <text:p>2007357</text:p>
          </table:table-cell>
          <table:table-cell office:value-type="float" office:value="1441859" calcext:value-type="float">
            <text:p>1441859</text:p>
          </table:table-cell>
          <table:table-cell office:value-type="float" office:value="31402229" calcext:value-type="float">
            <text:p>3140222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2_3.txt</text:p>
          </table:table-cell>
          <table:table-cell office:value-type="float" office:value="1007787" calcext:value-type="float">
            <text:p>1007787</text:p>
          </table:table-cell>
          <table:table-cell office:value-type="float" office:value="723887" calcext:value-type="float">
            <text:p>723887</text:p>
          </table:table-cell>
          <table:table-cell office:value-type="float" office:value="15761623" calcext:value-type="float">
            <text:p>1576162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2_2.txt</text:p>
          </table:table-cell>
          <table:table-cell office:value-type="float" office:value="1007775" calcext:value-type="float">
            <text:p>1007775</text:p>
          </table:table-cell>
          <table:table-cell office:value-type="float" office:value="724087" calcext:value-type="float">
            <text:p>724087</text:p>
          </table:table-cell>
          <table:table-cell office:value-type="float" office:value="15765405" calcext:value-type="float">
            <text:p>1576540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2_1.txt</text:p>
          </table:table-cell>
          <table:table-cell office:value-type="float" office:value="1007779" calcext:value-type="float">
            <text:p>1007779</text:p>
          </table:table-cell>
          <table:table-cell office:value-type="float" office:value="724249" calcext:value-type="float">
            <text:p>724249</text:p>
          </table:table-cell>
          <table:table-cell office:value-type="float" office:value="15768481" calcext:value-type="float">
            <text:p>1576848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et_100_1_3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613" calcext:value-type="float">
            <text:p>77613</text:p>
          </table:table-cell>
          <table:table-cell office:value-type="float" office:value="1684025" calcext:value-type="float">
            <text:p>168402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info.G122]" office:value-type="float" office:value="100" calcext:value-type="float">
            <text:p>100</text:p>
          </table:table-cell>
          <table:table-cell table:formula="of:=[info.H122]" office:value-type="float" office:value="1" calcext:value-type="float">
            <text:p>1</text:p>
          </table:table-cell>
          <table:table-cell table:formula="of:=AVERAGE([info.D122:.D124])" office:value-type="float" office:value="1683975.66666667" calcext:value-type="float">
            <text:p>1683975.66666667</text:p>
          </table:table-cell>
        </table:table-row>
        <table:table-row table:style-name="ro1">
          <table:table-cell office:value-type="string" calcext:value-type="string">
            <text:p>set_100_1_2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595" calcext:value-type="float">
            <text:p>77595</text:p>
          </table:table-cell>
          <table:table-cell office:value-type="float" office:value="1683683" calcext:value-type="float">
            <text:p>168368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info.G123]" office:value-type="float" office:value="100" calcext:value-type="float">
            <text:p>100</text:p>
          </table:table-cell>
          <table:table-cell table:formula="of:=[info.H12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100_1_1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623" calcext:value-type="float">
            <text:p>77623</text:p>
          </table:table-cell>
          <table:table-cell office:value-type="float" office:value="1684219" calcext:value-type="float">
            <text:p>168421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info.G124]" office:value-type="float" office:value="100" calcext:value-type="float">
            <text:p>100</text:p>
          </table:table-cell>
          <table:table-cell table:formula="of:=[info.H12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80_1_3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768" calcext:value-type="float">
            <text:p>59768</text:p>
          </table:table-cell>
          <table:table-cell office:value-type="float" office:value="1295812" calcext:value-type="float">
            <text:p>129581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info.G125]" office:value-type="float" office:value="80" calcext:value-type="float">
            <text:p>80</text:p>
          </table:table-cell>
          <table:table-cell table:formula="of:=[info.H125]" office:value-type="float" office:value="1" calcext:value-type="float">
            <text:p>1</text:p>
          </table:table-cell>
          <table:table-cell table:formula="of:=AVERAGE([info.D125:.D127])" office:value-type="float" office:value="1295790.33333333" calcext:value-type="float">
            <text:p>1295790.33333333</text:p>
          </table:table-cell>
        </table:table-row>
        <table:table-row table:style-name="ro1">
          <table:table-cell office:value-type="string" calcext:value-type="string">
            <text:p>set_80_1_2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753" calcext:value-type="float">
            <text:p>59753</text:p>
          </table:table-cell>
          <table:table-cell office:value-type="float" office:value="1295517" calcext:value-type="float">
            <text:p>129551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info.G126]" office:value-type="float" office:value="80" calcext:value-type="float">
            <text:p>80</text:p>
          </table:table-cell>
          <table:table-cell table:formula="of:=[info.H12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80_1_1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780" calcext:value-type="float">
            <text:p>59780</text:p>
          </table:table-cell>
          <table:table-cell office:value-type="float" office:value="1296042" calcext:value-type="float">
            <text:p>129604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info.G127]" office:value-type="float" office:value="80" calcext:value-type="float">
            <text:p>80</text:p>
          </table:table-cell>
          <table:table-cell table:formula="of:=[info.H1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60_1_3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875" calcext:value-type="float">
            <text:p>47875</text:p>
          </table:table-cell>
          <table:table-cell office:value-type="float" office:value="1037065" calcext:value-type="float">
            <text:p>103706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info.G128]" office:value-type="float" office:value="60" calcext:value-type="float">
            <text:p>60</text:p>
          </table:table-cell>
          <table:table-cell table:formula="of:=[info.H128]" office:value-type="float" office:value="1" calcext:value-type="float">
            <text:p>1</text:p>
          </table:table-cell>
          <table:table-cell table:formula="of:=AVERAGE([info.D128:.D130])" office:value-type="float" office:value="1036856.66666667" calcext:value-type="float">
            <text:p>1036856.66666667</text:p>
          </table:table-cell>
        </table:table-row>
        <table:table-row table:style-name="ro1">
          <table:table-cell office:value-type="string" calcext:value-type="string">
            <text:p>set_60_1_2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856" calcext:value-type="float">
            <text:p>47856</text:p>
          </table:table-cell>
          <table:table-cell office:value-type="float" office:value="1036706" calcext:value-type="float">
            <text:p>103670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info.G129]" office:value-type="float" office:value="60" calcext:value-type="float">
            <text:p>60</text:p>
          </table:table-cell>
          <table:table-cell table:formula="of:=[info.H1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60_1_1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861" calcext:value-type="float">
            <text:p>47861</text:p>
          </table:table-cell>
          <table:table-cell office:value-type="float" office:value="1036799" calcext:value-type="float">
            <text:p>103679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info.G130]" office:value-type="float" office:value="60" calcext:value-type="float">
            <text:p>60</text:p>
          </table:table-cell>
          <table:table-cell table:formula="of:=[info.H13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40_1_3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05" calcext:value-type="float">
            <text:p>30005</text:p>
          </table:table-cell>
          <table:table-cell office:value-type="float" office:value="648381" calcext:value-type="float">
            <text:p>64838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info.G131]" office:value-type="float" office:value="40" calcext:value-type="float">
            <text:p>40</text:p>
          </table:table-cell>
          <table:table-cell table:formula="of:=[info.H131]" office:value-type="float" office:value="1" calcext:value-type="float">
            <text:p>1</text:p>
          </table:table-cell>
          <table:table-cell table:formula="of:=AVERAGE([info.D131:.D133])" office:value-type="float" office:value="648441.333333333" calcext:value-type="float">
            <text:p>648441.333333333</text:p>
          </table:table-cell>
        </table:table-row>
        <table:table-row table:style-name="ro1">
          <table:table-cell office:value-type="string" calcext:value-type="string">
            <text:p>set_40_1_2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10" calcext:value-type="float">
            <text:p>30010</text:p>
          </table:table-cell>
          <table:table-cell office:value-type="float" office:value="648480" calcext:value-type="float">
            <text:p>64848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info.G132]" office:value-type="float" office:value="40" calcext:value-type="float">
            <text:p>40</text:p>
          </table:table-cell>
          <table:table-cell table:formula="of:=[info.H13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40_1_1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09" calcext:value-type="float">
            <text:p>30009</text:p>
          </table:table-cell>
          <table:table-cell office:value-type="float" office:value="648463" calcext:value-type="float">
            <text:p>64846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info.G133]" office:value-type="float" office:value="40" calcext:value-type="float">
            <text:p>40</text:p>
          </table:table-cell>
          <table:table-cell table:formula="of:=[info.H13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20_1_3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11" calcext:value-type="float">
            <text:p>18111</text:p>
          </table:table-cell>
          <table:table-cell office:value-type="float" office:value="389629" calcext:value-type="float">
            <text:p>38962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info.G134]" office:value-type="float" office:value="20" calcext:value-type="float">
            <text:p>20</text:p>
          </table:table-cell>
          <table:table-cell table:formula="of:=[info.H134]" office:value-type="float" office:value="1" calcext:value-type="float">
            <text:p>1</text:p>
          </table:table-cell>
          <table:table-cell table:formula="of:=AVERAGE([info.D134:.D136])" office:value-type="float" office:value="389616.666666667" calcext:value-type="float">
            <text:p>389616.666666667</text:p>
          </table:table-cell>
        </table:table-row>
        <table:table-row table:style-name="ro1">
          <table:table-cell office:value-type="string" calcext:value-type="string">
            <text:p>set_20_1_2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11" calcext:value-type="float">
            <text:p>18111</text:p>
          </table:table-cell>
          <table:table-cell office:value-type="float" office:value="389623" calcext:value-type="float">
            <text:p>38962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info.G135]" office:value-type="float" office:value="20" calcext:value-type="float">
            <text:p>20</text:p>
          </table:table-cell>
          <table:table-cell table:formula="of:=[info.H13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20_1_1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10" calcext:value-type="float">
            <text:p>18110</text:p>
          </table:table-cell>
          <table:table-cell office:value-type="float" office:value="389598" calcext:value-type="float">
            <text:p>38959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info.G136]" office:value-type="float" office:value="20" calcext:value-type="float">
            <text:p>20</text:p>
          </table:table-cell>
          <table:table-cell table:formula="of:=[info.H13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3_1_3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345" calcext:value-type="float">
            <text:p>2185345</text:p>
          </table:table-cell>
          <table:table-cell office:value-type="float" office:value="47531579" calcext:value-type="float">
            <text:p>4753157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info.G137]" office:value-type="float" office:value="3" calcext:value-type="float">
            <text:p>3</text:p>
          </table:table-cell>
          <table:table-cell table:formula="of:=[info.H137]" office:value-type="float" office:value="1" calcext:value-type="float">
            <text:p>1</text:p>
          </table:table-cell>
          <table:table-cell table:formula="of:=AVERAGE([info.D137:.D139])" office:value-type="float" office:value="47532266" calcext:value-type="float">
            <text:p>47532266</text:p>
          </table:table-cell>
        </table:table-row>
        <table:table-row table:style-name="ro1">
          <table:table-cell office:value-type="string" calcext:value-type="string">
            <text:p>set_3_1_2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363" calcext:value-type="float">
            <text:p>2185363</text:p>
          </table:table-cell>
          <table:table-cell office:value-type="float" office:value="47531923" calcext:value-type="float">
            <text:p>4753192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info.G138]" office:value-type="float" office:value="3" calcext:value-type="float">
            <text:p>3</text:p>
          </table:table-cell>
          <table:table-cell table:formula="of:=[info.H13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3_1_1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436" calcext:value-type="float">
            <text:p>2185436</text:p>
          </table:table-cell>
          <table:table-cell office:value-type="float" office:value="47533296" calcext:value-type="float">
            <text:p>4753329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info.G139]" office:value-type="float" office:value="3" calcext:value-type="float">
            <text:p>3</text:p>
          </table:table-cell>
          <table:table-cell table:formula="of:=[info.H13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2_1_3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8965" calcext:value-type="float">
            <text:p>1458965</text:p>
          </table:table-cell>
          <table:table-cell office:value-type="float" office:value="31731255" calcext:value-type="float">
            <text:p>3173125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info.G140]" office:value-type="float" office:value="2" calcext:value-type="float">
            <text:p>2</text:p>
          </table:table-cell>
          <table:table-cell table:formula="of:=[info.H140]" office:value-type="float" office:value="1" calcext:value-type="float">
            <text:p>1</text:p>
          </table:table-cell>
          <table:table-cell table:formula="of:=AVERAGE([info.D140:.D142])" office:value-type="float" office:value="31731625.6666667" calcext:value-type="float">
            <text:p>31731625.6666667</text:p>
          </table:table-cell>
        </table:table-row>
        <table:table-row table:style-name="ro1">
          <table:table-cell office:value-type="string" calcext:value-type="string">
            <text:p>set_2_1_2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8986" calcext:value-type="float">
            <text:p>1458986</text:p>
          </table:table-cell>
          <table:table-cell office:value-type="float" office:value="31731660" calcext:value-type="float">
            <text:p>3173166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info.G141]" office:value-type="float" office:value="2" calcext:value-type="float">
            <text:p>2</text:p>
          </table:table-cell>
          <table:table-cell table:formula="of:=[info.H14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2_1_1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9002" calcext:value-type="float">
            <text:p>1459002</text:p>
          </table:table-cell>
          <table:table-cell office:value-type="float" office:value="31731962" calcext:value-type="float">
            <text:p>3173196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info.G142]" office:value-type="float" office:value="2" calcext:value-type="float">
            <text:p>2</text:p>
          </table:table-cell>
          <table:table-cell table:formula="of:=[info.H14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1_1_3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512" calcext:value-type="float">
            <text:p>732512</text:p>
          </table:table-cell>
          <table:table-cell office:value-type="float" office:value="15929560" calcext:value-type="float">
            <text:p>1592956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info.G143]" office:value-type="float" office:value="1" calcext:value-type="float">
            <text:p>1</text:p>
          </table:table-cell>
          <table:table-cell table:formula="of:=[info.H143]" office:value-type="float" office:value="1" calcext:value-type="float">
            <text:p>1</text:p>
          </table:table-cell>
          <table:table-cell table:formula="of:=AVERAGE([info.D143:.D145])" office:value-type="float" office:value="15929419.3333333" calcext:value-type="float">
            <text:p>15929419.3333333</text:p>
          </table:table-cell>
        </table:table-row>
        <table:table-row table:style-name="ro1">
          <table:table-cell office:value-type="string" calcext:value-type="string">
            <text:p>set_1_1_2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518" calcext:value-type="float">
            <text:p>732518</text:p>
          </table:table-cell>
          <table:table-cell office:value-type="float" office:value="15929670" calcext:value-type="float">
            <text:p>1592967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info.G144]" office:value-type="float" office:value="1" calcext:value-type="float">
            <text:p>1</text:p>
          </table:table-cell>
          <table:table-cell table:formula="of:=[info.H14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1_1_1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484" calcext:value-type="float">
            <text:p>732484</text:p>
          </table:table-cell>
          <table:table-cell office:value-type="float" office:value="15929028" calcext:value-type="float">
            <text:p>1592902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info.G145]" office:value-type="float" office:value="1" calcext:value-type="float">
            <text:p>1</text:p>
          </table:table-cell>
          <table:table-cell table:formula="of:=[info.H145]" office:value-type="float" office:value="1" calcext:value-type="float">
            <text:p>1</text:p>
          </table:table-cell>
          <table:table-cell/>
        </table:table-row>
      </table:table>
      <table:table table:name="Set3" table:style-name="ta1">
        <table:shapes>
          <draw:frame draw:z-index="0" draw:style-name="gr1" draw:text-style-name="P1" svg:width="329.39pt" svg:height="230.4pt" svg:x="385.57pt" svg:y="0pt">
            <loext:p draw:notify-on-update-of-ranges="Set3.B2:Set3.B6 Set3.A2:Set3.A2 Set3.D2:Set3.D6 Set3.B13:Set3.B17 Set3.A13:Set3.A13 Set3.D13:Set3.D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29.39pt" svg:height="230.4pt" svg:x="384.8pt" svg:y="259.03pt">
            <loext:p draw:notify-on-update-of-ranges="Set3.B7:Set3.B9 Set3.A2:Set3.A2 Set3.D7:Set3.D9 Set3.B18:Set3.B20 Set3.A18:Set3.A18 Set3.D18:Set3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814036" calcext:value-type="float">
            <text:p>1814036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396987" calcext:value-type="float">
            <text:p>139698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119613" calcext:value-type="float">
            <text:p>111961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01699" calcext:value-type="float">
            <text:p>701699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23467" calcext:value-type="float">
            <text:p>4234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074672" calcext:value-type="float">
            <text:p>51074672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093320" calcext:value-type="float">
            <text:p>34093320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119763" calcext:value-type="float">
            <text:p>1711976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791826" calcext:value-type="float">
            <text:p>1791826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379726" calcext:value-type="float">
            <text:p>1379726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105461" calcext:value-type="float">
            <text:p>1105461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91773" calcext:value-type="float">
            <text:p>691773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16827" calcext:value-type="float">
            <text:p>41682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531795" calcext:value-type="float">
            <text:p>50531795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727826" calcext:value-type="float">
            <text:p>33727826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934266" calcext:value-type="float">
            <text:p>16934266</text:p>
          </table:table-cell>
        </table:table-row>
      </table:table>
      <table:table table:name="Set2" table:style-name="ta1">
        <table:shapes>
          <draw:frame draw:z-index="0" draw:style-name="gr1" draw:text-style-name="P1" svg:width="329.39pt" svg:height="230.4pt" svg:x="384.8pt" svg:y="0.65pt">
            <loext:p draw:notify-on-update-of-ranges="Set2.B2:Set2.B6 Set2.A2:Set2.A2 Set2.D2:Set2.D6 Set2.B13:Set2.B17 Set2.A13:Set2.A13 Set2.D13:Set2.D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29.39pt" svg:height="230.4pt" svg:x="384.04pt" svg:y="259.03pt">
            <loext:p draw:notify-on-update-of-ranges="Set2.B7:Set2.B9 Set2.A7:Set2.A7 Set2.D7:Set2.D9 Set2.B18:Set2.B20 Set2.A18:Set2.A18 Set2.D18:Set2.D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73822" calcext:value-type="float">
            <text:p>1673822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288363" calcext:value-type="float">
            <text:p>128836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32024" calcext:value-type="float">
            <text:p>1032024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47033" calcext:value-type="float">
            <text:p>64703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0287" calcext:value-type="float">
            <text:p>39028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142032" calcext:value-type="float">
            <text:p>47142032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468055" calcext:value-type="float">
            <text:p>31468055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99812" calcext:value-type="float">
            <text:p>1579981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67656" calcext:value-type="float">
            <text:p>1667656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283284" calcext:value-type="float">
            <text:p>1283284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27498.33333333" calcext:value-type="float">
            <text:p>1027498.33333333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43309" calcext:value-type="float">
            <text:p>643309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87222" calcext:value-type="float">
            <text:p>387222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050050" calcext:value-type="float">
            <text:p>47050050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403965" calcext:value-type="float">
            <text:p>31403965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65169" calcext:value-type="float">
            <text:p>15765169</text:p>
          </table:table-cell>
        </table:table-row>
      </table:table>
      <table:table table:name="Set1" table:style-name="ta1">
        <table:shapes>
          <draw:frame draw:z-index="0" draw:style-name="gr1" draw:text-style-name="P1" svg:width="329.39pt" svg:height="230.4pt" svg:x="320.8pt" svg:y="0.03pt">
            <loext:p draw:notify-on-update-of-ranges="Set1.B2:Set1.B6 Set1.A2:Set1.A2 Set1.D2:Set1.D6 Set1.B13:Set1.B17 Set1.A13:Set1.A13 Set1.D13:Set1.D1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329.39pt" svg:height="230.4pt" svg:x="320.03pt" svg:y="258.41pt">
            <loext:p draw:notify-on-update-of-ranges="Set1.B7:Set1.B9 Set1.A7:Set1.A7 Set1.D7:Set1.D9 Set1.B18:Set1.B20 Set1.A18:Set1.A18 Set1.D18:Set1.D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86538" calcext:value-type="float">
            <text:p>1686538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297852.33333333" calcext:value-type="float">
            <text:p>1297852.3333333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38755.33333333" calcext:value-type="float">
            <text:p>1038755.3333333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50078.666666667" calcext:value-type="float">
            <text:p>650078.6666666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0903.333333333" calcext:value-type="float">
            <text:p>390903.33333333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543081.6666667" calcext:value-type="float">
            <text:p>47543081.66666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739420" calcext:value-type="float">
            <text:p>31739420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36014.3333333" calcext:value-type="float">
            <text:p>15936014.333333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83975.66666667" calcext:value-type="float">
            <text:p>1683975.6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295790.33333333" calcext:value-type="float">
            <text:p>1295790.33333333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36856.66666667" calcext:value-type="float">
            <text:p>1036856.6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48441.333333333" calcext:value-type="float">
            <text:p>648441.333333333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89616.666666667" calcext:value-type="float">
            <text:p>389616.66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532266" calcext:value-type="float">
            <text:p>47532266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731625.6666667" calcext:value-type="float">
            <text:p>31731625.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29419.3333333" calcext:value-type="float">
            <text:p>15929419.3333333</text:p>
          </table:table-cell>
        </table:table-row>
      </table:table>
      <table:table table:name="Set2_detailed" table:style-name="ta1">
        <table:shapes>
          <draw:frame draw:z-index="0" draw:style-name="gr1" draw:text-style-name="P1" svg:width="329.39pt" svg:height="230.4pt" svg:x="398.75pt" svg:y="25.6pt">
            <loext:p draw:notify-on-update-of-ranges="Set2_detailed.B2:Set2_detailed.B7 Set2_detailed.A2:Set2_detailed.A2 Set2_detailed.C2:Set2_detailed.C7 Set2_detailed.B11:Set2_detailed.B16 Set2_detailed.A11:Set2_detailed.A11 Set2_detailed.C11:Set2_detailed.C1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5" calcext:value-type="float">
            <text:p>65</text:p>
          </table:table-cell>
          <table:table-cell office:value-type="float" office:value="1032229" calcext:value-type="float">
            <text:p>1032229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4" calcext:value-type="float">
            <text:p>64</text:p>
          </table:table-cell>
          <table:table-cell office:value-type="float" office:value="1032085" calcext:value-type="float">
            <text:p>1032085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3" calcext:value-type="float">
            <text:p>63</text:p>
          </table:table-cell>
          <table:table-cell office:value-type="float" office:value="1032170.66666667" calcext:value-type="float">
            <text:p>1032170.66666667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2" calcext:value-type="float">
            <text:p>62</text:p>
          </table:table-cell>
          <table:table-cell office:value-type="float" office:value="1032816.33333333" calcext:value-type="float">
            <text:p>1032816.3333333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1" calcext:value-type="float">
            <text:p>61</text:p>
          </table:table-cell>
          <table:table-cell office:value-type="float" office:value="1031696" calcext:value-type="float">
            <text:p>1031696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0" calcext:value-type="float">
            <text:p>60</text:p>
          </table:table-cell>
          <table:table-cell office:value-type="float" office:value="1032349" calcext:value-type="float">
            <text:p>103234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5" calcext:value-type="float">
            <text:p>65</text:p>
          </table:table-cell>
          <table:table-cell office:value-type="float" office:value="1027512.66666667" calcext:value-type="float">
            <text:p>1027512.6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4" calcext:value-type="float">
            <text:p>64</text:p>
          </table:table-cell>
          <table:table-cell office:value-type="float" office:value="1027257.66666667" calcext:value-type="float">
            <text:p>1027257.6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3" calcext:value-type="float">
            <text:p>63</text:p>
          </table:table-cell>
          <table:table-cell office:value-type="float" office:value="1027501" calcext:value-type="float">
            <text:p>1027501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2" calcext:value-type="float">
            <text:p>62</text:p>
          </table:table-cell>
          <table:table-cell office:value-type="float" office:value="1028166.33333333" calcext:value-type="float">
            <text:p>1028166.33333333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1" calcext:value-type="float">
            <text:p>61</text:p>
          </table:table-cell>
          <table:table-cell office:value-type="float" office:value="1027101.66666667" calcext:value-type="float">
            <text:p>1027101.6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0" calcext:value-type="float">
            <text:p>60</text:p>
          </table:table-cell>
          <table:table-cell office:value-type="float" office:value="1027773" calcext:value-type="float">
            <text:p>1027773</text:p>
          </table:table-cell>
        </table:table-row>
      </table:table>
      <table:table table:name="Sheet6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ld_size</text:p>
          </table:table-cell>
          <table:table-cell office:value-type="string" calcext:value-type="string">
            <text:p>new_size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et_65_2_2.shan</text:p>
          </table:table-cell>
          <table:table-cell office:value-type="float" office:value="47759" calcext:value-type="float">
            <text:p>47759</text:p>
          </table:table-cell>
          <table:table-cell office:value-type="float" office:value="65547" calcext:value-type="float">
            <text:p>65547</text:p>
          </table:table-cell>
          <table:table-cell office:value-type="float" office:value="1426769" calcext:value-type="float">
            <text:p>142676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]" office:value-type="string" office:string-value="shan" calcext:value-type="string">
            <text:p>shan</text:p>
          </table:table-cell>
          <table:table-cell table:formula="of:=[.G2]" office:value-type="float" office:value="65" calcext:value-type="float">
            <text:p>65</text:p>
          </table:table-cell>
          <table:table-cell office:value-type="string" calcext:value-type="string">
            <text:p>set</text:p>
          </table:table-cell>
          <table:table-cell table:formula="of:=AVERAGE([.D2:.D4])" office:value-type="float" office:value="1426382.33333333" calcext:value-type="float">
            <text:p>1426382.33333333</text:p>
          </table:table-cell>
        </table:table-row>
        <table:table-row table:style-name="ro1">
          <table:table-cell office:value-type="string" calcext:value-type="string">
            <text:p>set_65_2_3.shan</text:p>
          </table:table-cell>
          <table:table-cell office:value-type="float" office:value="47717" calcext:value-type="float">
            <text:p>47717</text:p>
          </table:table-cell>
          <table:table-cell office:value-type="float" office:value="65545" calcext:value-type="float">
            <text:p>65545</text:p>
          </table:table-cell>
          <table:table-cell office:value-type="float" office:value="1425676" calcext:value-type="float">
            <text:p>142567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3]" office:value-type="string" office:string-value="shan" calcext:value-type="string">
            <text:p>shan</text:p>
          </table:table-cell>
          <table:table-cell table:formula="of:=[.G3]" office:value-type="float" office:value="65" calcext:value-type="float">
            <text:p>65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5_2_1.shan</text:p>
          </table:table-cell>
          <table:table-cell office:value-type="float" office:value="47757" calcext:value-type="float">
            <text:p>47757</text:p>
          </table:table-cell>
          <table:table-cell office:value-type="float" office:value="65547" calcext:value-type="float">
            <text:p>65547</text:p>
          </table:table-cell>
          <table:table-cell office:value-type="float" office:value="1426702" calcext:value-type="float">
            <text:p>142670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]" office:value-type="string" office:string-value="shan" calcext:value-type="string">
            <text:p>shan</text:p>
          </table:table-cell>
          <table:table-cell table:formula="of:=[.G4]" office:value-type="float" office:value="65" calcext:value-type="float">
            <text:p>65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4_2_2.shan</text:p>
          </table:table-cell>
          <table:table-cell office:value-type="float" office:value="47763" calcext:value-type="float">
            <text:p>47763</text:p>
          </table:table-cell>
          <table:table-cell office:value-type="float" office:value="65547" calcext:value-type="float">
            <text:p>65547</text:p>
          </table:table-cell>
          <table:table-cell office:value-type="float" office:value="1426873" calcext:value-type="float">
            <text:p>142687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5]" office:value-type="string" office:string-value="shan" calcext:value-type="string">
            <text:p>shan</text:p>
          </table:table-cell>
          <table:table-cell table:formula="of:=[.G5]" office:value-type="float" office:value="64" calcext:value-type="float">
            <text:p>64</text:p>
          </table:table-cell>
          <table:table-cell office:value-type="string" calcext:value-type="string">
            <text:p>set</text:p>
          </table:table-cell>
          <table:table-cell table:formula="of:=AVERAGE([.D5:.D7])" office:value-type="float" office:value="1426560" calcext:value-type="float">
            <text:p>1426560</text:p>
          </table:table-cell>
        </table:table-row>
        <table:table-row table:style-name="ro1">
          <table:table-cell office:value-type="string" calcext:value-type="string">
            <text:p>set_64_2_3.shan</text:p>
          </table:table-cell>
          <table:table-cell office:value-type="float" office:value="47761" calcext:value-type="float">
            <text:p>47761</text:p>
          </table:table-cell>
          <table:table-cell office:value-type="float" office:value="65550" calcext:value-type="float">
            <text:p>65550</text:p>
          </table:table-cell>
          <table:table-cell office:value-type="float" office:value="1426833" calcext:value-type="float">
            <text:p>142683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6]" office:value-type="string" office:string-value="shan" calcext:value-type="string">
            <text:p>shan</text:p>
          </table:table-cell>
          <table:table-cell table:formula="of:=[.G6]" office:value-type="float" office:value="64" calcext:value-type="float">
            <text:p>64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4_2_1.shan</text:p>
          </table:table-cell>
          <table:table-cell office:value-type="float" office:value="47729" calcext:value-type="float">
            <text:p>47729</text:p>
          </table:table-cell>
          <table:table-cell office:value-type="float" office:value="65544" calcext:value-type="float">
            <text:p>65544</text:p>
          </table:table-cell>
          <table:table-cell office:value-type="float" office:value="1425974" calcext:value-type="float">
            <text:p>142597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]" office:value-type="string" office:string-value="shan" calcext:value-type="string">
            <text:p>shan</text:p>
          </table:table-cell>
          <table:table-cell table:formula="of:=[.G7]" office:value-type="float" office:value="64" calcext:value-type="float">
            <text:p>64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3_2_3.shan</text:p>
          </table:table-cell>
          <table:table-cell office:value-type="float" office:value="47759" calcext:value-type="float">
            <text:p>47759</text:p>
          </table:table-cell>
          <table:table-cell office:value-type="float" office:value="65545" calcext:value-type="float">
            <text:p>65545</text:p>
          </table:table-cell>
          <table:table-cell office:value-type="float" office:value="1426766" calcext:value-type="float">
            <text:p>142676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8]" office:value-type="string" office:string-value="shan" calcext:value-type="string">
            <text:p>shan</text:p>
          </table:table-cell>
          <table:table-cell table:formula="of:=[.G8]" office:value-type="float" office:value="63" calcext:value-type="float">
            <text:p>63</text:p>
          </table:table-cell>
          <table:table-cell office:value-type="string" calcext:value-type="string">
            <text:p>set</text:p>
          </table:table-cell>
          <table:table-cell table:formula="of:=AVERAGE([.D8:.D10])" office:value-type="float" office:value="1427537.33333333" calcext:value-type="float">
            <text:p>1427537.33333333</text:p>
          </table:table-cell>
        </table:table-row>
        <table:table-row table:style-name="ro1">
          <table:table-cell office:value-type="string" calcext:value-type="string">
            <text:p>set_63_2_2.shan</text:p>
          </table:table-cell>
          <table:table-cell office:value-type="float" office:value="47781" calcext:value-type="float">
            <text:p>47781</text:p>
          </table:table-cell>
          <table:table-cell office:value-type="float" office:value="65546" calcext:value-type="float">
            <text:p>65546</text:p>
          </table:table-cell>
          <table:table-cell office:value-type="float" office:value="1427332" calcext:value-type="float">
            <text:p>142733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9]" office:value-type="string" office:string-value="shan" calcext:value-type="string">
            <text:p>shan</text:p>
          </table:table-cell>
          <table:table-cell table:formula="of:=[.G9]" office:value-type="float" office:value="63" calcext:value-type="float">
            <text:p>63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3_2_1.shan</text:p>
          </table:table-cell>
          <table:table-cell office:value-type="float" office:value="47826" calcext:value-type="float">
            <text:p>47826</text:p>
          </table:table-cell>
          <table:table-cell office:value-type="float" office:value="65548" calcext:value-type="float">
            <text:p>65548</text:p>
          </table:table-cell>
          <table:table-cell office:value-type="float" office:value="1428514" calcext:value-type="float">
            <text:p>142851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0]" office:value-type="string" office:string-value="shan" calcext:value-type="string">
            <text:p>shan</text:p>
          </table:table-cell>
          <table:table-cell table:formula="of:=[.G10]" office:value-type="float" office:value="63" calcext:value-type="float">
            <text:p>63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2_2_3.shan</text:p>
          </table:table-cell>
          <table:table-cell office:value-type="float" office:value="47816" calcext:value-type="float">
            <text:p>47816</text:p>
          </table:table-cell>
          <table:table-cell office:value-type="float" office:value="65548" calcext:value-type="float">
            <text:p>65548</text:p>
          </table:table-cell>
          <table:table-cell office:value-type="float" office:value="1428239" calcext:value-type="float">
            <text:p>142823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11]" office:value-type="string" office:string-value="shan" calcext:value-type="string">
            <text:p>shan</text:p>
          </table:table-cell>
          <table:table-cell table:formula="of:=[.G11]" office:value-type="float" office:value="62" calcext:value-type="float">
            <text:p>62</text:p>
          </table:table-cell>
          <table:table-cell office:value-type="string" calcext:value-type="string">
            <text:p>set</text:p>
          </table:table-cell>
          <table:table-cell table:formula="of:=AVERAGE([.D11:.D13])" office:value-type="float" office:value="1426728" calcext:value-type="float">
            <text:p>1426728</text:p>
          </table:table-cell>
        </table:table-row>
        <table:table-row table:style-name="ro1">
          <table:table-cell office:value-type="string" calcext:value-type="string">
            <text:p>set_62_2_1.shan</text:p>
          </table:table-cell>
          <table:table-cell office:value-type="float" office:value="47725" calcext:value-type="float">
            <text:p>47725</text:p>
          </table:table-cell>
          <table:table-cell office:value-type="float" office:value="65546" calcext:value-type="float">
            <text:p>65546</text:p>
          </table:table-cell>
          <table:table-cell office:value-type="float" office:value="1425864" calcext:value-type="float">
            <text:p>142586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2]" office:value-type="string" office:string-value="shan" calcext:value-type="string">
            <text:p>shan</text:p>
          </table:table-cell>
          <table:table-cell table:formula="of:=[.G12]" office:value-type="float" office:value="62" calcext:value-type="float">
            <text:p>62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2_2_2.shan</text:p>
          </table:table-cell>
          <table:table-cell office:value-type="float" office:value="47733" calcext:value-type="float">
            <text:p>47733</text:p>
          </table:table-cell>
          <table:table-cell office:value-type="float" office:value="65546" calcext:value-type="float">
            <text:p>65546</text:p>
          </table:table-cell>
          <table:table-cell office:value-type="float" office:value="1426081" calcext:value-type="float">
            <text:p>142608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13]" office:value-type="string" office:string-value="shan" calcext:value-type="string">
            <text:p>shan</text:p>
          </table:table-cell>
          <table:table-cell table:formula="of:=[.G13]" office:value-type="float" office:value="62" calcext:value-type="float">
            <text:p>62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1_2_3.shan</text:p>
          </table:table-cell>
          <table:table-cell office:value-type="float" office:value="47733" calcext:value-type="float">
            <text:p>47733</text:p>
          </table:table-cell>
          <table:table-cell office:value-type="float" office:value="65550" calcext:value-type="float">
            <text:p>65550</text:p>
          </table:table-cell>
          <table:table-cell office:value-type="float" office:value="1426092" calcext:value-type="float">
            <text:p>142609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14]" office:value-type="string" office:string-value="shan" calcext:value-type="string">
            <text:p>shan</text:p>
          </table:table-cell>
          <table:table-cell table:formula="of:=[.G14]" office:value-type="float" office:value="61" calcext:value-type="float">
            <text:p>61</text:p>
          </table:table-cell>
          <table:table-cell office:value-type="string" calcext:value-type="string">
            <text:p>set</text:p>
          </table:table-cell>
          <table:table-cell table:formula="of:=AVERAGE([.D14:.D16])" office:value-type="float" office:value="1426444" calcext:value-type="float">
            <text:p>1426444</text:p>
          </table:table-cell>
        </table:table-row>
        <table:table-row table:style-name="ro1">
          <table:table-cell office:value-type="string" calcext:value-type="string">
            <text:p>set_61_2_1.shan</text:p>
          </table:table-cell>
          <table:table-cell office:value-type="float" office:value="47752" calcext:value-type="float">
            <text:p>47752</text:p>
          </table:table-cell>
          <table:table-cell office:value-type="float" office:value="65547" calcext:value-type="float">
            <text:p>65547</text:p>
          </table:table-cell>
          <table:table-cell office:value-type="float" office:value="1426575" calcext:value-type="float">
            <text:p>142657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5]" office:value-type="string" office:string-value="shan" calcext:value-type="string">
            <text:p>shan</text:p>
          </table:table-cell>
          <table:table-cell table:formula="of:=[.G15]" office:value-type="float" office:value="61" calcext:value-type="float">
            <text:p>61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1_2_2.shan</text:p>
          </table:table-cell>
          <table:table-cell office:value-type="float" office:value="47755" calcext:value-type="float">
            <text:p>47755</text:p>
          </table:table-cell>
          <table:table-cell office:value-type="float" office:value="65546" calcext:value-type="float">
            <text:p>65546</text:p>
          </table:table-cell>
          <table:table-cell office:value-type="float" office:value="1426665" calcext:value-type="float">
            <text:p>142666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16]" office:value-type="string" office:string-value="shan" calcext:value-type="string">
            <text:p>shan</text:p>
          </table:table-cell>
          <table:table-cell table:formula="of:=[.G16]" office:value-type="float" office:value="61" calcext:value-type="float">
            <text:p>61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0_2_2.shan</text:p>
          </table:table-cell>
          <table:table-cell office:value-type="float" office:value="47792" calcext:value-type="float">
            <text:p>47792</text:p>
          </table:table-cell>
          <table:table-cell office:value-type="float" office:value="65547" calcext:value-type="float">
            <text:p>65547</text:p>
          </table:table-cell>
          <table:table-cell office:value-type="float" office:value="1427630" calcext:value-type="float">
            <text:p>142763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17]" office:value-type="string" office:string-value="shan" calcext:value-type="string">
            <text:p>shan</text:p>
          </table:table-cell>
          <table:table-cell table:formula="of:=[.G17]" office:value-type="float" office:value="60" calcext:value-type="float">
            <text:p>60</text:p>
          </table:table-cell>
          <table:table-cell office:value-type="string" calcext:value-type="string">
            <text:p>set</text:p>
          </table:table-cell>
          <table:table-cell table:formula="of:=AVERAGE([.D17:.D19])" office:value-type="float" office:value="1426758.33333333" calcext:value-type="float">
            <text:p>1426758.33333333</text:p>
          </table:table-cell>
        </table:table-row>
        <table:table-row table:style-name="ro1">
          <table:table-cell office:value-type="string" calcext:value-type="string">
            <text:p>set_60_2_3.shan</text:p>
          </table:table-cell>
          <table:table-cell office:value-type="float" office:value="47743" calcext:value-type="float">
            <text:p>47743</text:p>
          </table:table-cell>
          <table:table-cell office:value-type="float" office:value="65545" calcext:value-type="float">
            <text:p>65545</text:p>
          </table:table-cell>
          <table:table-cell office:value-type="float" office:value="1426347" calcext:value-type="float">
            <text:p>142634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18]" office:value-type="string" office:string-value="shan" calcext:value-type="string">
            <text:p>shan</text:p>
          </table:table-cell>
          <table:table-cell table:formula="of:=[.G18]" office:value-type="float" office:value="60" calcext:value-type="float">
            <text:p>60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0_2_1.shan</text:p>
          </table:table-cell>
          <table:table-cell office:value-type="float" office:value="47741" calcext:value-type="float">
            <text:p>47741</text:p>
          </table:table-cell>
          <table:table-cell office:value-type="float" office:value="65545" calcext:value-type="float">
            <text:p>65545</text:p>
          </table:table-cell>
          <table:table-cell office:value-type="float" office:value="1426298" calcext:value-type="float">
            <text:p>142629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9]" office:value-type="string" office:string-value="shan" calcext:value-type="string">
            <text:p>shan</text:p>
          </table:table-cell>
          <table:table-cell table:formula="of:=[.G19]" office:value-type="float" office:value="60" calcext:value-type="float">
            <text:p>60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5_2_2.haff</text:p>
          </table:table-cell>
          <table:table-cell office:value-type="float" office:value="47588" calcext:value-type="float">
            <text:p>47588</text:p>
          </table:table-cell>
          <table:table-cell office:value-type="float" office:value="65547" calcext:value-type="float">
            <text:p>65547</text:p>
          </table:table-cell>
          <table:table-cell office:value-type="float" office:value="1420890" calcext:value-type="float">
            <text:p>142089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0]" office:value-type="string" office:string-value="haff" calcext:value-type="string">
            <text:p>haff</text:p>
          </table:table-cell>
          <table:table-cell table:formula="of:=[.G20]" office:value-type="float" office:value="65" calcext:value-type="float">
            <text:p>65</text:p>
          </table:table-cell>
          <table:table-cell office:value-type="string" calcext:value-type="string">
            <text:p>set</text:p>
          </table:table-cell>
          <table:table-cell table:formula="of:=AVERAGE([.D20:.D22])" office:value-type="float" office:value="1420292.66666667" calcext:value-type="float">
            <text:p>1420292.66666667</text:p>
          </table:table-cell>
        </table:table-row>
        <table:table-row table:style-name="ro1">
          <table:table-cell office:value-type="string" calcext:value-type="string">
            <text:p>set_65_2_3.haff</text:p>
          </table:table-cell>
          <table:table-cell office:value-type="float" office:value="47510" calcext:value-type="float">
            <text:p>47510</text:p>
          </table:table-cell>
          <table:table-cell office:value-type="float" office:value="65545" calcext:value-type="float">
            <text:p>65545</text:p>
          </table:table-cell>
          <table:table-cell office:value-type="float" office:value="1418841" calcext:value-type="float">
            <text:p>141884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1]" office:value-type="string" office:string-value="haff" calcext:value-type="string">
            <text:p>haff</text:p>
          </table:table-cell>
          <table:table-cell table:formula="of:=[.G21]" office:value-type="float" office:value="65" calcext:value-type="float">
            <text:p>65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5_2_1.haff</text:p>
          </table:table-cell>
          <table:table-cell office:value-type="float" office:value="47598" calcext:value-type="float">
            <text:p>47598</text:p>
          </table:table-cell>
          <table:table-cell office:value-type="float" office:value="65547" calcext:value-type="float">
            <text:p>65547</text:p>
          </table:table-cell>
          <table:table-cell office:value-type="float" office:value="1421147" calcext:value-type="float">
            <text:p>142114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2]" office:value-type="string" office:string-value="haff" calcext:value-type="string">
            <text:p>haff</text:p>
          </table:table-cell>
          <table:table-cell table:formula="of:=[.G22]" office:value-type="float" office:value="65" calcext:value-type="float">
            <text:p>65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4_2_1.haff</text:p>
          </table:table-cell>
          <table:table-cell office:value-type="float" office:value="47567" calcext:value-type="float">
            <text:p>47567</text:p>
          </table:table-cell>
          <table:table-cell office:value-type="float" office:value="65544" calcext:value-type="float">
            <text:p>65544</text:p>
          </table:table-cell>
          <table:table-cell office:value-type="float" office:value="1420335" calcext:value-type="float">
            <text:p>142033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3]" office:value-type="string" office:string-value="haff" calcext:value-type="string">
            <text:p>haff</text:p>
          </table:table-cell>
          <table:table-cell table:formula="of:=[.G23]" office:value-type="float" office:value="64" calcext:value-type="float">
            <text:p>64</text:p>
          </table:table-cell>
          <table:table-cell office:value-type="string" calcext:value-type="string">
            <text:p>set</text:p>
          </table:table-cell>
          <table:table-cell table:formula="of:=AVERAGE([.D23:.D25])" office:value-type="float" office:value="1420950.33333333" calcext:value-type="float">
            <text:p>1420950.33333333</text:p>
          </table:table-cell>
        </table:table-row>
        <table:table-row table:style-name="ro1">
          <table:table-cell office:value-type="string" calcext:value-type="string">
            <text:p>set_64_2_2.haff</text:p>
          </table:table-cell>
          <table:table-cell office:value-type="float" office:value="47597" calcext:value-type="float">
            <text:p>47597</text:p>
          </table:table-cell>
          <table:table-cell office:value-type="float" office:value="65547" calcext:value-type="float">
            <text:p>65547</text:p>
          </table:table-cell>
          <table:table-cell office:value-type="float" office:value="1421106" calcext:value-type="float">
            <text:p>142110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4]" office:value-type="string" office:string-value="haff" calcext:value-type="string">
            <text:p>haff</text:p>
          </table:table-cell>
          <table:table-cell table:formula="of:=[.G24]" office:value-type="float" office:value="64" calcext:value-type="float">
            <text:p>64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4_2_3.haff</text:p>
          </table:table-cell>
          <table:table-cell office:value-type="float" office:value="47608" calcext:value-type="float">
            <text:p>47608</text:p>
          </table:table-cell>
          <table:table-cell office:value-type="float" office:value="65550" calcext:value-type="float">
            <text:p>65550</text:p>
          </table:table-cell>
          <table:table-cell office:value-type="float" office:value="1421410" calcext:value-type="float">
            <text:p>142141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5]" office:value-type="string" office:string-value="haff" calcext:value-type="string">
            <text:p>haff</text:p>
          </table:table-cell>
          <table:table-cell table:formula="of:=[.G25]" office:value-type="float" office:value="64" calcext:value-type="float">
            <text:p>64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3_2_1.haff</text:p>
          </table:table-cell>
          <table:table-cell office:value-type="float" office:value="47667" calcext:value-type="float">
            <text:p>47667</text:p>
          </table:table-cell>
          <table:table-cell office:value-type="float" office:value="65548" calcext:value-type="float">
            <text:p>65548</text:p>
          </table:table-cell>
          <table:table-cell office:value-type="float" office:value="1422929" calcext:value-type="float">
            <text:p>142292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6]" office:value-type="string" office:string-value="haff" calcext:value-type="string">
            <text:p>haff</text:p>
          </table:table-cell>
          <table:table-cell table:formula="of:=[.G26]" office:value-type="float" office:value="63" calcext:value-type="float">
            <text:p>63</text:p>
          </table:table-cell>
          <table:table-cell office:value-type="string" calcext:value-type="string">
            <text:p>set</text:p>
          </table:table-cell>
          <table:table-cell table:formula="of:=AVERAGE([.D26:.D28])" office:value-type="float" office:value="1421834.33333333" calcext:value-type="float">
            <text:p>1421834.33333333</text:p>
          </table:table-cell>
        </table:table-row>
        <table:table-row table:style-name="ro1">
          <table:table-cell office:value-type="string" calcext:value-type="string">
            <text:p>set_63_2_2.haff</text:p>
          </table:table-cell>
          <table:table-cell office:value-type="float" office:value="47614" calcext:value-type="float">
            <text:p>47614</text:p>
          </table:table-cell>
          <table:table-cell office:value-type="float" office:value="65546" calcext:value-type="float">
            <text:p>65546</text:p>
          </table:table-cell>
          <table:table-cell office:value-type="float" office:value="1421563" calcext:value-type="float">
            <text:p>142156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7]" office:value-type="string" office:string-value="haff" calcext:value-type="string">
            <text:p>haff</text:p>
          </table:table-cell>
          <table:table-cell table:formula="of:=[.G27]" office:value-type="float" office:value="63" calcext:value-type="float">
            <text:p>63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3_2_3.haff</text:p>
          </table:table-cell>
          <table:table-cell office:value-type="float" office:value="47593" calcext:value-type="float">
            <text:p>47593</text:p>
          </table:table-cell>
          <table:table-cell office:value-type="float" office:value="65545" calcext:value-type="float">
            <text:p>65545</text:p>
          </table:table-cell>
          <table:table-cell office:value-type="float" office:value="1421011" calcext:value-type="float">
            <text:p>142101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8]" office:value-type="string" office:string-value="haff" calcext:value-type="string">
            <text:p>haff</text:p>
          </table:table-cell>
          <table:table-cell table:formula="of:=[.G28]" office:value-type="float" office:value="63" calcext:value-type="float">
            <text:p>63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2_2_3.haff</text:p>
          </table:table-cell>
          <table:table-cell office:value-type="float" office:value="47655" calcext:value-type="float">
            <text:p>47655</text:p>
          </table:table-cell>
          <table:table-cell office:value-type="float" office:value="65548" calcext:value-type="float">
            <text:p>65548</text:p>
          </table:table-cell>
          <table:table-cell office:value-type="float" office:value="1422629" calcext:value-type="float">
            <text:p>142262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9]" office:value-type="string" office:string-value="haff" calcext:value-type="string">
            <text:p>haff</text:p>
          </table:table-cell>
          <table:table-cell table:formula="of:=[.G29]" office:value-type="float" office:value="62" calcext:value-type="float">
            <text:p>62</text:p>
          </table:table-cell>
          <table:table-cell office:value-type="string" calcext:value-type="string">
            <text:p>set</text:p>
          </table:table-cell>
          <table:table-cell table:formula="of:=AVERAGE([.D29:.D31])" office:value-type="float" office:value="1421094.66666667" calcext:value-type="float">
            <text:p>1421094.66666667</text:p>
          </table:table-cell>
        </table:table-row>
        <table:table-row table:style-name="ro1">
          <table:table-cell office:value-type="string" calcext:value-type="string">
            <text:p>set_62_2_1.haff</text:p>
          </table:table-cell>
          <table:table-cell office:value-type="float" office:value="47564" calcext:value-type="float">
            <text:p>47564</text:p>
          </table:table-cell>
          <table:table-cell office:value-type="float" office:value="65546" calcext:value-type="float">
            <text:p>65546</text:p>
          </table:table-cell>
          <table:table-cell office:value-type="float" office:value="1420242" calcext:value-type="float">
            <text:p>142024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30]" office:value-type="string" office:string-value="haff" calcext:value-type="string">
            <text:p>haff</text:p>
          </table:table-cell>
          <table:table-cell table:formula="of:=[.G30]" office:value-type="float" office:value="62" calcext:value-type="float">
            <text:p>62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2_2_2.haff</text:p>
          </table:table-cell>
          <table:table-cell office:value-type="float" office:value="47570" calcext:value-type="float">
            <text:p>47570</text:p>
          </table:table-cell>
          <table:table-cell office:value-type="float" office:value="65546" calcext:value-type="float">
            <text:p>65546</text:p>
          </table:table-cell>
          <table:table-cell office:value-type="float" office:value="1420413" calcext:value-type="float">
            <text:p>142041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31]" office:value-type="string" office:string-value="haff" calcext:value-type="string">
            <text:p>haff</text:p>
          </table:table-cell>
          <table:table-cell table:formula="of:=[.G31]" office:value-type="float" office:value="62" calcext:value-type="float">
            <text:p>62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1_2_3.haff</text:p>
          </table:table-cell>
          <table:table-cell office:value-type="float" office:value="47521" calcext:value-type="float">
            <text:p>47521</text:p>
          </table:table-cell>
          <table:table-cell office:value-type="float" office:value="65550" calcext:value-type="float">
            <text:p>65550</text:p>
          </table:table-cell>
          <table:table-cell office:value-type="float" office:value="1419157" calcext:value-type="float">
            <text:p>141915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32]" office:value-type="string" office:string-value="haff" calcext:value-type="string">
            <text:p>haff</text:p>
          </table:table-cell>
          <table:table-cell table:formula="of:=[.G32]" office:value-type="float" office:value="61" calcext:value-type="float">
            <text:p>61</text:p>
          </table:table-cell>
          <table:table-cell office:value-type="string" calcext:value-type="string">
            <text:p>set</text:p>
          </table:table-cell>
          <table:table-cell table:formula="of:=AVERAGE([.D32:.D34])" office:value-type="float" office:value="1420285" calcext:value-type="float">
            <text:p>1420285</text:p>
          </table:table-cell>
        </table:table-row>
        <table:table-row table:style-name="ro1">
          <table:table-cell office:value-type="string" calcext:value-type="string">
            <text:p>set_61_2_2.haff</text:p>
          </table:table-cell>
          <table:table-cell office:value-type="float" office:value="47592" calcext:value-type="float">
            <text:p>47592</text:p>
          </table:table-cell>
          <table:table-cell office:value-type="float" office:value="65546" calcext:value-type="float">
            <text:p>65546</text:p>
          </table:table-cell>
          <table:table-cell office:value-type="float" office:value="1420976" calcext:value-type="float">
            <text:p>142097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33]" office:value-type="string" office:string-value="haff" calcext:value-type="string">
            <text:p>haff</text:p>
          </table:table-cell>
          <table:table-cell table:formula="of:=[.G33]" office:value-type="float" office:value="61" calcext:value-type="float">
            <text:p>61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1_2_1.haff</text:p>
          </table:table-cell>
          <table:table-cell office:value-type="float" office:value="47582" calcext:value-type="float">
            <text:p>47582</text:p>
          </table:table-cell>
          <table:table-cell office:value-type="float" office:value="65547" calcext:value-type="float">
            <text:p>65547</text:p>
          </table:table-cell>
          <table:table-cell office:value-type="float" office:value="1420722" calcext:value-type="float">
            <text:p>142072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34]" office:value-type="string" office:string-value="haff" calcext:value-type="string">
            <text:p>haff</text:p>
          </table:table-cell>
          <table:table-cell table:formula="of:=[.G34]" office:value-type="float" office:value="61" calcext:value-type="float">
            <text:p>61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0_2_1.haff</text:p>
          </table:table-cell>
          <table:table-cell office:value-type="float" office:value="47559" calcext:value-type="float">
            <text:p>47559</text:p>
          </table:table-cell>
          <table:table-cell office:value-type="float" office:value="65545" calcext:value-type="float">
            <text:p>65545</text:p>
          </table:table-cell>
          <table:table-cell office:value-type="float" office:value="1420130" calcext:value-type="float">
            <text:p>142013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35]" office:value-type="string" office:string-value="haff" calcext:value-type="string">
            <text:p>haff</text:p>
          </table:table-cell>
          <table:table-cell table:formula="of:=[.G35]" office:value-type="float" office:value="60" calcext:value-type="float">
            <text:p>60</text:p>
          </table:table-cell>
          <table:table-cell office:value-type="string" calcext:value-type="string">
            <text:p>set</text:p>
          </table:table-cell>
          <table:table-cell table:formula="of:=AVERAGE([.D35:.D37])" office:value-type="float" office:value="1420807.66666667" calcext:value-type="float">
            <text:p>1420807.66666667</text:p>
          </table:table-cell>
        </table:table-row>
        <table:table-row table:style-name="ro1">
          <table:table-cell office:value-type="string" calcext:value-type="string">
            <text:p>set_60_2_2.haff</text:p>
          </table:table-cell>
          <table:table-cell office:value-type="float" office:value="47618" calcext:value-type="float">
            <text:p>47618</text:p>
          </table:table-cell>
          <table:table-cell office:value-type="float" office:value="65547" calcext:value-type="float">
            <text:p>65547</text:p>
          </table:table-cell>
          <table:table-cell office:value-type="float" office:value="1421664" calcext:value-type="float">
            <text:p>142166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36]" office:value-type="string" office:string-value="haff" calcext:value-type="string">
            <text:p>haff</text:p>
          </table:table-cell>
          <table:table-cell table:formula="of:=[.G36]" office:value-type="float" office:value="60" calcext:value-type="float">
            <text:p>60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t_60_2_3.haff</text:p>
          </table:table-cell>
          <table:table-cell office:value-type="float" office:value="47579" calcext:value-type="float">
            <text:p>47579</text:p>
          </table:table-cell>
          <table:table-cell office:value-type="float" office:value="65545" calcext:value-type="float">
            <text:p>65545</text:p>
          </table:table-cell>
          <table:table-cell office:value-type="float" office:value="1420629" calcext:value-type="float">
            <text:p>142062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37]" office:value-type="string" office:string-value="haff" calcext:value-type="string">
            <text:p>haff</text:p>
          </table:table-cell>
          <table:table-cell table:formula="of:=[.G37]" office:value-type="float" office:value="60" calcext:value-type="float">
            <text:p>60</text:p>
          </table:table-cell>
          <table:table-cell office:value-type="string" calcext:value-type="string">
            <text:p>set</text:p>
          </table:table-cell>
          <table:table-cell/>
        </table:table-row>
      </table:table>
      <table:table table:name="Set2_detailed_d" table:style-name="ta1">
        <table:shapes>
          <draw:frame draw:z-index="0" draw:style-name="gr1" draw:text-style-name="P1" svg:width="329.39pt" svg:height="230.4pt" svg:x="320pt" svg:y="0pt">
            <loext:p draw:notify-on-update-of-ranges="Set2_detailed_d.B2:Set2_detailed_d.B7 Set2_detailed_d.A2:Set2_detailed_d.A2 Set2_detailed_d.C2:Set2_detailed_d.C7 Set2_detailed_d.B10:Set2_detailed_d.B15 Set2_detailed_d.A10:Set2_detailed_d.A10 Set2_detailed_d.C10:Set2_detailed_d.C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5" calcext:value-type="float">
            <text:p>65</text:p>
          </table:table-cell>
          <table:table-cell office:value-type="float" office:value="1426382.33333333" calcext:value-type="float">
            <text:p>1426382.3333333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4" calcext:value-type="float">
            <text:p>64</text:p>
          </table:table-cell>
          <table:table-cell office:value-type="float" office:value="1426560" calcext:value-type="float">
            <text:p>1426560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3" calcext:value-type="float">
            <text:p>63</text:p>
          </table:table-cell>
          <table:table-cell office:value-type="float" office:value="1427537.33333333" calcext:value-type="float">
            <text:p>1427537.3333333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2" calcext:value-type="float">
            <text:p>62</text:p>
          </table:table-cell>
          <table:table-cell office:value-type="float" office:value="1426728" calcext:value-type="float">
            <text:p>1426728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1" calcext:value-type="float">
            <text:p>61</text:p>
          </table:table-cell>
          <table:table-cell office:value-type="float" office:value="1426444" calcext:value-type="float">
            <text:p>1426444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60" calcext:value-type="float">
            <text:p>60</text:p>
          </table:table-cell>
          <table:table-cell office:value-type="float" office:value="1426758.33333333" calcext:value-type="float">
            <text:p>1426758.3333333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5" calcext:value-type="float">
            <text:p>65</text:p>
          </table:table-cell>
          <table:table-cell office:value-type="float" office:value="1420292.66666667" calcext:value-type="float">
            <text:p>1420292.6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4" calcext:value-type="float">
            <text:p>64</text:p>
          </table:table-cell>
          <table:table-cell office:value-type="float" office:value="1420950.33333333" calcext:value-type="float">
            <text:p>1420950.33333333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3" calcext:value-type="float">
            <text:p>63</text:p>
          </table:table-cell>
          <table:table-cell office:value-type="float" office:value="1421834.33333333" calcext:value-type="float">
            <text:p>1421834.33333333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2" calcext:value-type="float">
            <text:p>62</text:p>
          </table:table-cell>
          <table:table-cell office:value-type="float" office:value="1421094.66666667" calcext:value-type="float">
            <text:p>1421094.6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1" calcext:value-type="float">
            <text:p>61</text:p>
          </table:table-cell>
          <table:table-cell office:value-type="float" office:value="1420285" calcext:value-type="float">
            <text:p>1420285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60" calcext:value-type="float">
            <text:p>60</text:p>
          </table:table-cell>
          <table:table-cell office:value-type="float" office:value="1420807.66666667" calcext:value-type="float">
            <text:p>1420807.66666667</text:p>
          </table:table-cell>
        </table:table-row>
      </table:table>
      <table:named-expressions/>
      <table:database-ranges>
        <table:database-range table:name="__Anonymous_Sheet_DB__0" table:target-range-address="info.A1:info.I145">
          <table:sort>
            <table:sort-by table:field-number="4" table:order="descending" table:data-type="automatic"/>
            <table:sort-by table:field-number="7" table:order="descending" table:data-type="automatic"/>
            <table:sort-by table:field-number="6" table:order="descending" table:data-type="automatic"/>
          </table:sort>
        </table:database-range>
        <table:database-range table:name="__Anonymous_Sheet_DB__4" table:target-range-address="Set2_detailed.A1:Set2_detailed.H15">
          <table:sort>
            <table:sort-by table:field-number="4" table:order="descending" table:data-type="automatic"/>
          </table:sort>
        </table:database-range>
        <table:database-range table:name="__Anonymous_Sheet_DB__5" table:target-range-address="Sheet6.A1:Sheet6.I37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8:42:01.610127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04T18:42:21.355632535</dc:date>
    <meta:editing-duration>PT59M35S</meta:editing-duration>
    <meta:editing-cycles>13</meta:editing-cycles>
    <meta:document-statistic meta:table-count="7" meta:cell-count="211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76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6cm" svg:stroke-color="#ff3333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et3.B2:Set3.B6 Set3.A2:Set3.A2 Set3.D2:Set3.D6 Set3.A13:Set3.A13 Set3.D13:Set3.D17" chart:data-source-has-labels="row" svg:x="1.243cm" svg:y="0.945cm" svg:width="10.146cm" svg:height="6.041cm">
          <chartooo:coordinate-region svg:x="2.605cm" svg:y="1.144cm" svg:width="8.319cm" svg:height="5.195cm"/>
          <chart:axis chart:dimension="x" chart:name="primary-x" chart:style-name="ch4">
            <chart:title svg:x="4.843cm" svg:y="7.148cm" chart:style-name="ch5">
              <text:p>Размер файла (Кб)</text:p>
            </chart:title>
          </chart:axis>
          <chart:axis chart:dimension="y" chart:name="primary-y" chart:style-name="ch4">
            <chart:title svg:x="0.45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et3.D2:Set3.D6" chart:label-cell-address="Set3.A2:Set3.A2" chart:class="chart:scatter">
            <chart:domain table:cell-range-address="Set3.B2:Set3.B6"/>
            <chart:data-point chart:repeated="5"/>
          </chart:series>
          <chart:series chart:style-name="ch9" chart:values-cell-range-address="Set3.D13:Set3.D17" chart:label-cell-address="Set3.A13:Set3.A13" chart:class="chart:scatter">
            <chart:domain table:cell-range-address="Set3.B13:Set3.B1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et3.A2:Set3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et3.A13:Set3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et3.B2:Set3.B6</svg:desc>
                </draw:g>
              </table:table-cell>
              <table:table-cell office:value-type="float" office:value="1814036">
                <text:p>1814036</text:p>
                <draw:g>
                  <svg:desc>Set3.D2:Set3.D6</svg:desc>
                </draw:g>
              </table:table-cell>
              <table:table-cell office:value-type="float" office:value="100">
                <text:p>100</text:p>
                <draw:g>
                  <svg:desc>Set3.B13:Set3.B17</svg:desc>
                </draw:g>
              </table:table-cell>
              <table:table-cell office:value-type="float" office:value="1791826">
                <text:p>1791826</text:p>
                <draw:g>
                  <svg:desc>Set3.D13:Set3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396987">
                <text:p>1396987</text:p>
              </table:table-cell>
              <table:table-cell office:value-type="float" office:value="80">
                <text:p>80</text:p>
              </table:table-cell>
              <table:table-cell office:value-type="float" office:value="1379726">
                <text:p>1379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119613">
                <text:p>1119613</text:p>
              </table:table-cell>
              <table:table-cell office:value-type="float" office:value="60">
                <text:p>60</text:p>
              </table:table-cell>
              <table:table-cell office:value-type="float" office:value="1105461">
                <text:p>1105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701699">
                <text:p>701699</text:p>
              </table:table-cell>
              <table:table-cell office:value-type="float" office:value="40">
                <text:p>40</text:p>
              </table:table-cell>
              <table:table-cell office:value-type="float" office:value="691773">
                <text:p>691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3467">
                <text:p>423467</text:p>
              </table:table-cell>
              <table:table-cell office:value-type="float" office:value="20">
                <text:p>20</text:p>
              </table:table-cell>
              <table:table-cell office:value-type="float" office:value="416827">
                <text:p>416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76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6cm" svg:stroke-color="#ff3333" draw:fill-color="#ff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et3.B7:Set3.B9 Set3.A2:Set3.A2 Set3.D7:Set3.D9 Set3.A18:Set3.A18 Set3.D18:Set3.D20" chart:data-source-has-labels="row" svg:x="1.243cm" svg:y="0.945cm" svg:width="10.146cm" svg:height="6.041cm">
          <chartooo:coordinate-region svg:x="2.976cm" svg:y="1.144cm" svg:width="8.173cm" svg:height="5.195cm"/>
          <chart:axis chart:dimension="x" chart:name="primary-x" chart:style-name="ch4">
            <chart:title svg:x="4.804cm" svg:y="7.148cm" chart:style-name="ch5">
              <text:p>Размер файла (Мб)</text:p>
            </chart:title>
          </chart:axis>
          <chart:axis chart:dimension="y" chart:name="primary-y" chart:style-name="ch4">
            <chart:title svg:x="0.45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et3.D7:Set3.D9" chart:label-cell-address="Set3.A2:Set3.A2" chart:class="chart:scatter">
            <chart:domain table:cell-range-address="Set3.B7:Set3.B9"/>
            <chart:data-point chart:repeated="3"/>
          </chart:series>
          <chart:series chart:style-name="ch9" chart:values-cell-range-address="Set3.D18:Set3.D20" chart:label-cell-address="Set3.A18:Set3.A18" chart:class="chart:scatter">
            <chart:domain table:cell-range-address="Set3.B18:Set3.B20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et3.A2:Set3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et3.A18:Set3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et3.B7:Set3.B9</svg:desc>
                </draw:g>
              </table:table-cell>
              <table:table-cell office:value-type="float" office:value="51074672">
                <text:p>51074672</text:p>
                <draw:g>
                  <svg:desc>Set3.D7:Set3.D9</svg:desc>
                </draw:g>
              </table:table-cell>
              <table:table-cell office:value-type="float" office:value="3">
                <text:p>3</text:p>
                <draw:g>
                  <svg:desc>Set3.B18:Set3.B20</svg:desc>
                </draw:g>
              </table:table-cell>
              <table:table-cell office:value-type="float" office:value="50531795">
                <text:p>50531795</text:p>
                <draw:g>
                  <svg:desc>Set3.D18:Set3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093320">
                <text:p>34093320</text:p>
              </table:table-cell>
              <table:table-cell office:value-type="float" office:value="2">
                <text:p>2</text:p>
              </table:table-cell>
              <table:table-cell office:value-type="float" office:value="33727826">
                <text:p>3372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7119763">
                <text:p>17119763</text:p>
              </table:table-cell>
              <table:table-cell office:value-type="float" office:value="1">
                <text:p>1</text:p>
              </table:table-cell>
              <table:table-cell office:value-type="float" office:value="16934266">
                <text:p>169342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2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et2.B2:Set2.B6 Set2.A2:Set2.A2 Set2.D2:Set2.D6 Set2.A13:Set2.A13 Set2.D13:Set2.D17" chart:data-source-has-labels="row" svg:x="1.078cm" svg:y="0.945cm" svg:width="10.145cm" svg:height="6.04cm">
          <chartooo:coordinate-region svg:x="2.625cm" svg:y="1.144cm" svg:width="8.318cm" svg:height="5.194cm"/>
          <chart:axis chart:dimension="x" chart:name="primary-x" chart:style-name="ch4">
            <chart:title svg:x="4.677cm" svg:y="7.147cm" chart:style-name="ch5">
              <text:p>Размер файла (Кб)</text:p>
            </chart:title>
          </chart:axis>
          <chart:axis chart:dimension="y" chart:name="primary-y" chart:style-name="ch4">
            <chart:title svg:x="0.286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et2.D2:Set2.D6" chart:label-cell-address="Set2.A2:Set2.A2" chart:class="chart:scatter">
            <chart:domain table:cell-range-address="Set2.B2:Set2.B6"/>
            <chart:data-point chart:repeated="5"/>
          </chart:series>
          <chart:series chart:style-name="ch9" chart:values-cell-range-address="Set2.D13:Set2.D17" chart:label-cell-address="Set2.A13:Set2.A13" chart:class="chart:scatter">
            <chart:domain table:cell-range-address="Set2.B13:Set2.B1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et2.A2:Set2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et2.A13:Set2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et2.B2:Set2.B6</svg:desc>
                </draw:g>
              </table:table-cell>
              <table:table-cell office:value-type="float" office:value="1673822">
                <text:p>1673822</text:p>
                <draw:g>
                  <svg:desc>Set2.D2:Set2.D6</svg:desc>
                </draw:g>
              </table:table-cell>
              <table:table-cell office:value-type="float" office:value="100">
                <text:p>100</text:p>
                <draw:g>
                  <svg:desc>Set2.B13:Set2.B17</svg:desc>
                </draw:g>
              </table:table-cell>
              <table:table-cell office:value-type="float" office:value="1667656">
                <text:p>1667656</text:p>
                <draw:g>
                  <svg:desc>Set2.D13:Set2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288363">
                <text:p>1288363</text:p>
              </table:table-cell>
              <table:table-cell office:value-type="float" office:value="80">
                <text:p>80</text:p>
              </table:table-cell>
              <table:table-cell office:value-type="float" office:value="1283284">
                <text:p>1283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032024">
                <text:p>1032024</text:p>
              </table:table-cell>
              <table:table-cell office:value-type="float" office:value="60">
                <text:p>60</text:p>
              </table:table-cell>
              <table:table-cell office:value-type="float" office:value="1027498.33333333">
                <text:p>1027498.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647033">
                <text:p>647033</text:p>
              </table:table-cell>
              <table:table-cell office:value-type="float" office:value="40">
                <text:p>40</text:p>
              </table:table-cell>
              <table:table-cell office:value-type="float" office:value="643309">
                <text:p>643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90287">
                <text:p>390287</text:p>
              </table:table-cell>
              <table:table-cell office:value-type="float" office:value="20">
                <text:p>20</text:p>
              </table:table-cell>
              <table:table-cell office:value-type="float" office:value="387222">
                <text:p>387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2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et2.B7:Set2.B9 Set2.A7:Set2.A7 Set2.D7:Set2.D9 Set2.A18:Set2.A18 Set2.D18:Set2.D20" chart:data-source-has-labels="row" svg:x="1.243cm" svg:y="0.945cm" svg:width="10.146cm" svg:height="6.041cm">
          <chartooo:coordinate-region svg:x="2.976cm" svg:y="1.144cm" svg:width="8.173cm" svg:height="5.195cm"/>
          <chart:axis chart:dimension="x" chart:name="primary-x" chart:style-name="ch4">
            <chart:title svg:x="4.804cm" svg:y="7.148cm" chart:style-name="ch5">
              <text:p>Размер файла (Мб)</text:p>
            </chart:title>
          </chart:axis>
          <chart:axis chart:dimension="y" chart:name="primary-y" chart:style-name="ch4">
            <chart:title svg:x="0.45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et2.D7:Set2.D9" chart:label-cell-address="Set2.A7:Set2.A7" chart:class="chart:scatter">
            <chart:domain table:cell-range-address="Set2.B7:Set2.B9"/>
            <chart:data-point chart:repeated="3"/>
          </chart:series>
          <chart:series chart:style-name="ch9" chart:values-cell-range-address="Set2.D18:Set2.D20" chart:label-cell-address="Set2.A18:Set2.A18" chart:class="chart:scatter">
            <chart:domain table:cell-range-address="Set2.B18:Set2.B20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et2.A7:Set2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et2.A18:Set2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et2.B7:Set2.B9</svg:desc>
                </draw:g>
              </table:table-cell>
              <table:table-cell office:value-type="float" office:value="47142032">
                <text:p>47142032</text:p>
                <draw:g>
                  <svg:desc>Set2.D7:Set2.D9</svg:desc>
                </draw:g>
              </table:table-cell>
              <table:table-cell office:value-type="float" office:value="3">
                <text:p>3</text:p>
                <draw:g>
                  <svg:desc>Set2.B18:Set2.B20</svg:desc>
                </draw:g>
              </table:table-cell>
              <table:table-cell office:value-type="float" office:value="47050050">
                <text:p>47050050</text:p>
                <draw:g>
                  <svg:desc>Set2.D18:Set2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468055">
                <text:p>31468055</text:p>
              </table:table-cell>
              <table:table-cell office:value-type="float" office:value="2">
                <text:p>2</text:p>
              </table:table-cell>
              <table:table-cell office:value-type="float" office:value="31403965">
                <text:p>31403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799812">
                <text:p>15799812</text:p>
              </table:table-cell>
              <table:table-cell office:value-type="float" office:value="1">
                <text:p>1</text:p>
              </table:table-cell>
              <table:table-cell office:value-type="float" office:value="15765169">
                <text:p>157651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2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et1.B2:Set1.B6 Set1.A2:Set1.A2 Set1.D2:Set1.D6 Set1.A13:Set1.A13 Set1.D13:Set1.D17" chart:data-source-has-labels="row" svg:x="1.243cm" svg:y="0.945cm" svg:width="10.146cm" svg:height="6.041cm">
          <chartooo:coordinate-region svg:x="2.605cm" svg:y="1.144cm" svg:width="8.319cm" svg:height="5.195cm"/>
          <chart:axis chart:dimension="x" chart:name="primary-x" chart:style-name="ch4">
            <chart:title svg:x="4.843cm" svg:y="7.148cm" chart:style-name="ch5">
              <text:p>Размер файла (Кб)</text:p>
            </chart:title>
          </chart:axis>
          <chart:axis chart:dimension="y" chart:name="primary-y" chart:style-name="ch4">
            <chart:title svg:x="0.45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et1.D2:Set1.D6" chart:label-cell-address="Set1.A2:Set1.A2" chart:class="chart:scatter">
            <chart:domain table:cell-range-address="Set1.B2:Set1.B6"/>
            <chart:data-point chart:repeated="5"/>
          </chart:series>
          <chart:series chart:style-name="ch9" chart:values-cell-range-address="Set1.D13:Set1.D17" chart:label-cell-address="Set1.A13:Set1.A13" chart:class="chart:scatter">
            <chart:domain table:cell-range-address="Set1.B13:Set1.B1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et1.A2:S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et1.A13:Set1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et1.B2:Set1.B6</svg:desc>
                </draw:g>
              </table:table-cell>
              <table:table-cell office:value-type="float" office:value="1686538">
                <text:p>1686538</text:p>
                <draw:g>
                  <svg:desc>Set1.D2:Set1.D6</svg:desc>
                </draw:g>
              </table:table-cell>
              <table:table-cell office:value-type="float" office:value="100">
                <text:p>100</text:p>
                <draw:g>
                  <svg:desc>Set1.B13:Set1.B17</svg:desc>
                </draw:g>
              </table:table-cell>
              <table:table-cell office:value-type="float" office:value="1683975.66666667">
                <text:p>1683975.66666667</text:p>
                <draw:g>
                  <svg:desc>Set1.D13:S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297852.33333333">
                <text:p>1297852.33333333</text:p>
              </table:table-cell>
              <table:table-cell office:value-type="float" office:value="80">
                <text:p>80</text:p>
              </table:table-cell>
              <table:table-cell office:value-type="float" office:value="1295790.33333333">
                <text:p>1295790.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038755.33333333">
                <text:p>1038755.33333333</text:p>
              </table:table-cell>
              <table:table-cell office:value-type="float" office:value="60">
                <text:p>60</text:p>
              </table:table-cell>
              <table:table-cell office:value-type="float" office:value="1036856.66666667">
                <text:p>1036856.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650078.666666667">
                <text:p>650078.666666667</text:p>
              </table:table-cell>
              <table:table-cell office:value-type="float" office:value="40">
                <text:p>40</text:p>
              </table:table-cell>
              <table:table-cell office:value-type="float" office:value="648441.333333333">
                <text:p>648441.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90903.333333333">
                <text:p>390903.333333333</text:p>
              </table:table-cell>
              <table:table-cell office:value-type="float" office:value="20">
                <text:p>20</text:p>
              </table:table-cell>
              <table:table-cell office:value-type="float" office:value="389616.666666667">
                <text:p>389616.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2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et1.B7:Set1.B9 Set1.A7:Set1.A7 Set1.D7:Set1.D9 Set1.A18:Set1.A18 Set1.D18:Set1.D20" chart:data-source-has-labels="row" svg:x="1.243cm" svg:y="0.945cm" svg:width="10.146cm" svg:height="6.041cm">
          <chartooo:coordinate-region svg:x="2.976cm" svg:y="1.144cm" svg:width="8.173cm" svg:height="5.195cm"/>
          <chart:axis chart:dimension="x" chart:name="primary-x" chart:style-name="ch4">
            <chart:title svg:x="4.804cm" svg:y="7.148cm" chart:style-name="ch5">
              <text:p>Размер файла (Мб)</text:p>
            </chart:title>
          </chart:axis>
          <chart:axis chart:dimension="y" chart:name="primary-y" chart:style-name="ch4">
            <chart:title svg:x="0.45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et1.D7:Set1.D9" chart:label-cell-address="Set1.A7:Set1.A7" chart:class="chart:scatter">
            <chart:domain table:cell-range-address="Set1.B7:Set1.B9"/>
            <chart:data-point chart:repeated="3"/>
          </chart:series>
          <chart:series chart:style-name="ch9" chart:values-cell-range-address="Set1.D18:Set1.D20" chart:label-cell-address="Set1.A18:Set1.A18" chart:class="chart:scatter">
            <chart:domain table:cell-range-address="Set1.B18:Set1.B20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et1.A7:S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et1.A18:Set1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et1.B7:Set1.B9</svg:desc>
                </draw:g>
              </table:table-cell>
              <table:table-cell office:value-type="float" office:value="47543081.6666667">
                <text:p>47543081.6666667</text:p>
                <draw:g>
                  <svg:desc>Set1.D7:Set1.D9</svg:desc>
                </draw:g>
              </table:table-cell>
              <table:table-cell office:value-type="float" office:value="3">
                <text:p>3</text:p>
                <draw:g>
                  <svg:desc>Set1.B18:Set1.B20</svg:desc>
                </draw:g>
              </table:table-cell>
              <table:table-cell office:value-type="float" office:value="47532266">
                <text:p>47532266</text:p>
                <draw:g>
                  <svg:desc>Set1.D18:S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739420">
                <text:p>31739420</text:p>
              </table:table-cell>
              <table:table-cell office:value-type="float" office:value="2">
                <text:p>2</text:p>
              </table:table-cell>
              <table:table-cell office:value-type="float" office:value="31731625.6666667">
                <text:p>31731625.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936014.3333333">
                <text:p>15936014.3333333</text:p>
              </table:table-cell>
              <table:table-cell office:value-type="float" office:value="1">
                <text:p>1</text:p>
              </table:table-cell>
              <table:table-cell office:value-type="float" office:value="15929419.3333333">
                <text:p>15929419.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102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2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et2_detailed.B2:Set2_detailed.C7 Set2_detailed.A2:Set2_detailed.A2 Set2_detailed.A11:Set2_detailed.A11 Set2_detailed.C11:Set2_detailed.C16" chart:data-source-has-labels="row" svg:x="1.078cm" svg:y="0.945cm" svg:width="10.052cm" svg:height="6.04cm">
          <chartooo:coordinate-region svg:x="2.625cm" svg:y="1.144cm" svg:width="8.318cm" svg:height="5.194cm"/>
          <chart:axis chart:dimension="x" chart:name="primary-x" chart:style-name="ch4">
            <chart:title svg:x="4.631cm" svg:y="7.147cm" chart:style-name="ch5">
              <text:p>Размер файла (Кб)</text:p>
            </chart:title>
          </chart:axis>
          <chart:axis chart:dimension="y" chart:name="primary-y" chart:style-name="ch4">
            <chart:title svg:x="0.286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et2_detailed.C2:Set2_detailed.C7" chart:label-cell-address="Set2_detailed.A2:Set2_detailed.A2" chart:class="chart:scatter">
            <chart:domain table:cell-range-address="Set2_detailed.B2:Set2_detailed.B7"/>
            <chart:data-point chart:repeated="6"/>
          </chart:series>
          <chart:series chart:style-name="ch9" chart:values-cell-range-address="Set2_detailed.C11:Set2_detailed.C16" chart:label-cell-address="Set2_detailed.A11:Set2_detailed.A11" chart:class="chart:scatter">
            <chart:domain table:cell-range-address="Set2_detailed.B11:Set2_detailed.B16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et2_detailed.A2:Set2_detailed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et2_detailed.A11:Set2_detailed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">
                <text:p>65</text:p>
                <draw:g>
                  <svg:desc>Set2_detailed.B2:Set2_detailed.B7</svg:desc>
                </draw:g>
              </table:table-cell>
              <table:table-cell office:value-type="float" office:value="1032229">
                <text:p>1032229</text:p>
                <draw:g>
                  <svg:desc>Set2_detailed.C2:Set2_detailed.C7</svg:desc>
                </draw:g>
              </table:table-cell>
              <table:table-cell office:value-type="float" office:value="65">
                <text:p>65</text:p>
                <draw:g>
                  <svg:desc>Set2_detailed.B11:Set2_detailed.B16</svg:desc>
                </draw:g>
              </table:table-cell>
              <table:table-cell office:value-type="float" office:value="1027512.66666667">
                <text:p>1027512.66666667</text:p>
                <draw:g>
                  <svg:desc>Set2_detailed.C11:Set2_detailed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032085">
                <text:p>1032085</text:p>
              </table:table-cell>
              <table:table-cell office:value-type="float" office:value="64">
                <text:p>64</text:p>
              </table:table-cell>
              <table:table-cell office:value-type="float" office:value="1027257.66666667">
                <text:p>1027257.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1032170.66666667">
                <text:p>1032170.66666667</text:p>
              </table:table-cell>
              <table:table-cell office:value-type="float" office:value="63">
                <text:p>63</text:p>
              </table:table-cell>
              <table:table-cell office:value-type="float" office:value="1027501">
                <text:p>1027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1032816.33333333">
                <text:p>1032816.33333333</text:p>
              </table:table-cell>
              <table:table-cell office:value-type="float" office:value="62">
                <text:p>62</text:p>
              </table:table-cell>
              <table:table-cell office:value-type="float" office:value="1028166.33333333">
                <text:p>1028166.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1031696">
                <text:p>1031696</text:p>
              </table:table-cell>
              <table:table-cell office:value-type="float" office:value="61">
                <text:p>61</text:p>
              </table:table-cell>
              <table:table-cell office:value-type="float" office:value="1027101.66666667">
                <text:p>1027101.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32349">
                <text:p>1032349</text:p>
              </table:table-cell>
              <table:table-cell office:value-type="float" office:value="60">
                <text:p>60</text:p>
              </table:table-cell>
              <table:table-cell office:value-type="float" office:value="1027773">
                <text:p>10277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102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2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et2_detailed_d.B2:Set2_detailed_d.C7 Set2_detailed_d.A2:Set2_detailed_d.A2 Set2_detailed_d.A10:Set2_detailed_d.A10 Set2_detailed_d.C10:Set2_detailed_d.C15" chart:data-source-has-labels="row" svg:x="1.078cm" svg:y="0.945cm" svg:width="10.052cm" svg:height="6.04cm">
          <chartooo:coordinate-region svg:x="2.625cm" svg:y="1.144cm" svg:width="8.318cm" svg:height="5.194cm"/>
          <chart:axis chart:dimension="x" chart:name="primary-x" chart:style-name="ch4">
            <chart:title svg:x="4.631cm" svg:y="7.147cm" chart:style-name="ch5">
              <text:p>Размер файла (Кб)</text:p>
            </chart:title>
          </chart:axis>
          <chart:axis chart:dimension="y" chart:name="primary-y" chart:style-name="ch4">
            <chart:title svg:x="0.286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et2_detailed_d.C2:Set2_detailed_d.C7" chart:label-cell-address="Set2_detailed_d.A2:Set2_detailed_d.A2" chart:class="chart:scatter">
            <chart:domain table:cell-range-address="Set2_detailed_d.B2:Set2_detailed_d.B7"/>
            <chart:data-point chart:repeated="6"/>
          </chart:series>
          <chart:series chart:style-name="ch9" chart:values-cell-range-address="Set2_detailed_d.C10:Set2_detailed_d.C15" chart:label-cell-address="Set2_detailed_d.A10:Set2_detailed_d.A10" chart:class="chart:scatter">
            <chart:domain table:cell-range-address="Set2_detailed_d.B10:Set2_detailed_d.B15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et2_detailed_d.A2:Set2_detailed_d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et2_detailed_d.A10:Set2_detailed_d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">
                <text:p>65</text:p>
                <draw:g>
                  <svg:desc>Set2_detailed_d.B2:Set2_detailed_d.B7</svg:desc>
                </draw:g>
              </table:table-cell>
              <table:table-cell office:value-type="float" office:value="1426382.33333333">
                <text:p>1426382.33333333</text:p>
                <draw:g>
                  <svg:desc>Set2_detailed_d.C2:Set2_detailed_d.C7</svg:desc>
                </draw:g>
              </table:table-cell>
              <table:table-cell office:value-type="float" office:value="65">
                <text:p>65</text:p>
                <draw:g>
                  <svg:desc>Set2_detailed_d.B10:Set2_detailed_d.B15</svg:desc>
                </draw:g>
              </table:table-cell>
              <table:table-cell office:value-type="float" office:value="1420292.66666667">
                <text:p>1420292.66666667</text:p>
                <draw:g>
                  <svg:desc>Set2_detailed_d.C10:Set2_detailed_d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426560">
                <text:p>1426560</text:p>
              </table:table-cell>
              <table:table-cell office:value-type="float" office:value="64">
                <text:p>64</text:p>
              </table:table-cell>
              <table:table-cell office:value-type="float" office:value="1420950.33333333">
                <text:p>1420950.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1427537.33333333">
                <text:p>1427537.33333333</text:p>
              </table:table-cell>
              <table:table-cell office:value-type="float" office:value="63">
                <text:p>63</text:p>
              </table:table-cell>
              <table:table-cell office:value-type="float" office:value="1421834.33333333">
                <text:p>1421834.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1426728">
                <text:p>1426728</text:p>
              </table:table-cell>
              <table:table-cell office:value-type="float" office:value="62">
                <text:p>62</text:p>
              </table:table-cell>
              <table:table-cell office:value-type="float" office:value="1421094.66666667">
                <text:p>1421094.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1426444">
                <text:p>1426444</text:p>
              </table:table-cell>
              <table:table-cell office:value-type="float" office:value="61">
                <text:p>61</text:p>
              </table:table-cell>
              <table:table-cell office:value-type="float" office:value="1420285">
                <text:p>1420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26758.33333333">
                <text:p>1426758.33333333</text:p>
              </table:table-cell>
              <table:table-cell office:value-type="float" office:value="60">
                <text:p>60</text:p>
              </table:table-cell>
              <table:table-cell office:value-type="float" office:value="1420807.66666667">
                <text:p>1420807.666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